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D0000001A8B0D611E6AC624D7.png" manifest:media-type="image/png"/>
  <manifest:file-entry manifest:full-path="Pictures/1000336400001042000002AE8C2B294C3B05E066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pitch="fixed"/>
    <style:font-face style:name="IBM Plex Sans" svg:font-family="'IBM Plex Sans'" style:font-adornments="Normal" style:font-family-generic="swiss" style:font-pitch="variable"/>
    <style:font-face style:name="IBM Plex Serif" svg:font-family="'IBM Plex Serif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Comparación" style:family="table">
      <style:table-properties style:width="17cm" fo:margin-top="0.499cm" fo:margin-bottom="0.499cm" table:align="margins" style:writing-mode="lr-tb"/>
    </style:style>
    <style:style style:name="Comparación.A" style:family="table-column">
      <style:table-column-properties style:column-width="3.999cm" style:rel-column-width="15414*"/>
    </style:style>
    <style:style style:name="Comparación.B" style:family="table-column">
      <style:table-column-properties style:column-width="13.002cm" style:rel-column-width="50121*"/>
    </style:style>
    <style:style style:name="Comparación.A1" style:family="table-cell">
      <style:table-cell-properties fo:padding="0.097cm" fo:border-left="0.05pt solid #000000" fo:border-right="none" fo:border-top="0.05pt solid #000000" fo:border-bottom="0.05pt solid #000000"/>
    </style:style>
    <style:style style:name="Comparación.B1" style:family="table-cell">
      <style:table-cell-properties fo:padding="0.097cm" fo:border="0.05pt solid #000000"/>
    </style:style>
    <style:style style:name="Comparación.A2" style:family="table-cell">
      <style:table-cell-properties fo:padding="0.097cm" fo:border-left="0.05pt solid #000000" fo:border-right="none" fo:border-top="none" fo:border-bottom="0.05pt solid #000000"/>
    </style:style>
    <style:style style:name="Comparación.B2" style:family="table-cell">
      <style:table-cell-properties fo:padding="0.097cm" fo:border-left="0.05pt solid #000000" fo:border-right="0.05pt solid #000000" fo:border-top="none" fo:border-bottom="0.05pt solid #000000"/>
    </style:style>
    <style:style style:name="Lógicos" style:family="table">
      <style:table-properties style:width="17cm" fo:margin-top="0.499cm" fo:margin-bottom="0.499cm" table:align="margins" style:writing-mode="lr-tb"/>
    </style:style>
    <style:style style:name="Lógicos.A" style:family="table-column">
      <style:table-column-properties style:column-width="3.999cm" style:rel-column-width="15414*"/>
    </style:style>
    <style:style style:name="Lógicos.B" style:family="table-column">
      <style:table-column-properties style:column-width="13.002cm" style:rel-column-width="50121*"/>
    </style:style>
    <style:style style:name="Lógicos.A1" style:family="table-cell">
      <style:table-cell-properties fo:padding="0.097cm" fo:border-left="0.05pt solid #000000" fo:border-right="none" fo:border-top="0.05pt solid #000000" fo:border-bottom="0.05pt solid #000000"/>
    </style:style>
    <style:style style:name="Lógicos.B1" style:family="table-cell">
      <style:table-cell-properties fo:padding="0.097cm" fo:border="0.05pt solid #000000"/>
    </style:style>
    <style:style style:name="Lógicos.A2" style:family="table-cell">
      <style:table-cell-properties fo:padding="0.097cm" fo:border-left="0.05pt solid #000000" fo:border-right="none" fo:border-top="none" fo:border-bottom="0.05pt solid #000000"/>
    </style:style>
    <style:style style:name="Lógicos.B2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" style:family="table">
      <style:table-properties style:width="17cm" fo:margin-top="0.499cm" fo:margin-bottom="0.499cm" table:align="margins" style:writing-mode="lr-tb"/>
    </style:style>
    <style:style style:name="Numéricos.A" style:family="table-column">
      <style:table-column-properties style:column-width="3.999cm" style:rel-column-width="15414*"/>
    </style:style>
    <style:style style:name="Numéricos.B" style:family="table-column">
      <style:table-column-properties style:column-width="13.002cm" style:rel-column-width="50121*"/>
    </style:style>
    <style:style style:name="Numéricos.A1" style:family="table-cell">
      <style:table-cell-properties fo:padding="0.097cm" fo:border-left="0.05pt solid #000000" fo:border-right="none" fo:border-top="0.05pt solid #000000" fo:border-bottom="0.05pt solid #000000"/>
    </style:style>
    <style:style style:name="Numéricos.B1" style:family="table-cell">
      <style:table-cell-properties fo:padding="0.097cm" fo:border="0.05pt solid #000000"/>
    </style:style>
    <style:style style:name="Numérico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Numéricos.B2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3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4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5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6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7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A8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A9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10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11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A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Numéricos.B13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14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15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16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17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18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19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20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21" style:family="table-cell">
      <style:table-cell-properties fo:padding="0.097cm" fo:border-left="0.05pt solid #000000" fo:border-right="0.05pt solid #000000" fo:border-top="none" fo:border-bottom="0.05pt solid #000000"/>
    </style:style>
    <style:style style:name="Numéricos.B22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" style:family="table">
      <style:table-properties style:width="17cm" fo:margin-top="0.499cm" fo:margin-bottom="0.499cm" table:align="margins" style:writing-mode="lr-tb"/>
    </style:style>
    <style:style style:name="Strings.A" style:family="table-column">
      <style:table-column-properties style:column-width="7.213cm" style:rel-column-width="27803*"/>
    </style:style>
    <style:style style:name="Strings.B" style:family="table-column">
      <style:table-column-properties style:column-width="9.788cm" style:rel-column-width="37732*"/>
    </style:style>
    <style:style style:name="Strings.A1" style:family="table-cell">
      <style:table-cell-properties fo:padding="0.097cm" fo:border-left="0.05pt solid #000000" fo:border-right="none" fo:border-top="0.05pt solid #000000" fo:border-bottom="0.05pt solid #000000"/>
    </style:style>
    <style:style style:name="Strings.B1" style:family="table-cell">
      <style:table-cell-properties fo:padding="0.097cm" fo:border="0.05pt solid #000000"/>
    </style:style>
    <style:style style:name="String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Strings.B2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3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4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5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6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7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8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9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0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1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2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3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4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5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6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7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8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19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20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21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22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23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24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A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Strings.B26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27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28" style:family="table-cell">
      <style:table-cell-properties fo:padding="0.097cm" fo:border-left="0.05pt solid #000000" fo:border-right="0.05pt solid #000000" fo:border-top="none" fo:border-bottom="0.05pt solid #000000"/>
    </style:style>
    <style:style style:name="Strings.B29" style:family="table-cell">
      <style:table-cell-properties fo:padding="0.097cm" fo:border-left="0.05pt solid #000000" fo:border-right="0.05pt solid #000000" fo:border-top="none" fo:border-bottom="0.05pt solid #000000"/>
    </style:style>
    <style:style style:name="Plantillas" style:family="table">
      <style:table-properties style:width="17cm" fo:margin-top="0.499cm" fo:margin-bottom="0.499cm" table:align="margins" style:writing-mode="lr-tb"/>
    </style:style>
    <style:style style:name="Plantillas.A" style:family="table-column">
      <style:table-column-properties style:column-width="0.794cm" style:rel-column-width="3059*"/>
    </style:style>
    <style:style style:name="Plantillas.B" style:family="table-column">
      <style:table-column-properties style:column-width="3.198cm" style:rel-column-width="12327*"/>
    </style:style>
    <style:style style:name="Plantillas.C" style:family="table-column">
      <style:table-column-properties style:column-width="5.401cm" style:rel-column-width="20820*"/>
    </style:style>
    <style:style style:name="Plantillas.D" style:family="table-column">
      <style:table-column-properties style:column-width="7.608cm" style:rel-column-width="29329*"/>
    </style:style>
    <style:style style:name="Plantillas.A1" style:family="table-cell">
      <style:table-cell-properties style:vertical-align="middle" fo:padding="0.097cm" fo:border="0.05pt solid #000000"/>
    </style:style>
    <style:style style:name="Plantilla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illas.C2" style:family="table-cell">
      <style:table-cell-properties fo:padding="0.097cm" fo:border-left="0.05pt solid #000000" fo:border-right="0.05pt solid #000000" fo:border-top="none" fo:border-bottom="0.05pt solid #000000"/>
    </style:style>
    <style:style style:name="Plantillas.C3" style:family="table-cell">
      <style:table-cell-properties fo:padding="0.097cm" fo:border-left="0.05pt solid #000000" fo:border-right="none" fo:border-top="none" fo:border-bottom="0.05pt solid #000000"/>
    </style:style>
    <style:style style:name="Plantillas.D3" style:family="table-cell">
      <style:table-cell-properties fo:padding="0.097cm" fo:border-left="0.05pt solid #000000" fo:border-right="0.05pt solid #000000" fo:border-top="none" fo:border-bottom="0.05pt solid #000000"/>
    </style:style>
    <style:style style:name="Plantillas.C4" style:family="table-cell">
      <style:table-cell-properties fo:padding="0.097cm" fo:border-left="0.05pt solid #000000" fo:border-right="none" fo:border-top="none" fo:border-bottom="0.05pt solid #000000"/>
    </style:style>
    <style:style style:name="Plantillas.D4" style:family="table-cell">
      <style:table-cell-properties fo:padding="0.097cm" fo:border-left="0.05pt solid #000000" fo:border-right="0.05pt solid #000000" fo:border-top="none" fo:border-bottom="0.05pt solid #000000"/>
    </style:style>
    <style:style style:name="Plantillas.C5" style:family="table-cell">
      <style:table-cell-properties fo:padding="0.097cm" fo:border-left="0.05pt solid #000000" fo:border-right="none" fo:border-top="none" fo:border-bottom="0.05pt solid #000000"/>
    </style:style>
    <style:style style:name="Plantillas.D5" style:family="table-cell">
      <style:table-cell-properties fo:padding="0.097cm" fo:border-left="0.05pt solid #000000" fo:border-right="0.05pt solid #000000" fo:border-top="none" fo:border-bottom="0.05pt solid #000000"/>
    </style:style>
    <style:style style:name="Plantillas.A6" style:family="table-cell">
      <style:table-cell-properties fo:padding="0.097cm" fo:border-left="0.05pt solid #000000" fo:border-right="0.05pt solid #000000" fo:border-top="none" fo:border-bottom="0.05pt solid #000000"/>
    </style:style>
    <style:style style:name="Listas" style:family="table">
      <style:table-properties style:width="17cm" fo:margin-top="0.499cm" fo:margin-bottom="0.499cm" table:align="margins" style:writing-mode="lr-tb"/>
    </style:style>
    <style:style style:name="Listas.A" style:family="table-column">
      <style:table-column-properties style:column-width="4.697cm" style:rel-column-width="18107*"/>
    </style:style>
    <style:style style:name="Listas.B" style:family="table-column">
      <style:table-column-properties style:column-width="12.303cm" style:rel-column-width="47428*"/>
    </style:style>
    <style:style style:name="Listas.A1" style:family="table-cell">
      <style:table-cell-properties fo:padding="0.097cm" fo:border-left="0.05pt solid #000000" fo:border-right="none" fo:border-top="0.05pt solid #000000" fo:border-bottom="0.05pt solid #000000"/>
    </style:style>
    <style:style style:name="Listas.B1" style:family="table-cell">
      <style:table-cell-properties fo:padding="0.097cm" fo:border="0.05pt solid #000000"/>
    </style:style>
    <style:style style:name="Lista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Listas.B2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3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4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5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6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7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8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9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10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11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12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13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14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15" style:family="table-cell">
      <style:table-cell-properties fo:padding="0.097cm" fo:border-left="0.05pt solid #000000" fo:border-right="0.05pt solid #000000" fo:border-top="none" fo:border-bottom="0.05pt solid #000000"/>
    </style:style>
    <style:style style:name="Listas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fo:margin-top="0.499cm" fo:margin-bottom="0.499cm" table:align="margins" style:writing-mode="lr-tb"/>
    </style:style>
    <style:style style:name="Tabla1.A" style:family="table-column">
      <style:table-column-properties style:column-width="4.697cm" style:rel-column-width="18107*"/>
    </style:style>
    <style:style style:name="Tabla1.B" style:family="table-column">
      <style:table-column-properties style:column-width="12.303cm" style:rel-column-width="4742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" style:family="table">
      <style:table-properties style:width="17cm" fo:margin-top="0.499cm" fo:margin-bottom="0.499cm" table:align="margins" style:writing-mode="lr-tb"/>
    </style:style>
    <style:style style:name="Diccionarios.A" style:family="table-column">
      <style:table-column-properties style:column-width="3.598cm" style:rel-column-width="13871*"/>
    </style:style>
    <style:style style:name="Diccionarios.B" style:family="table-column">
      <style:table-column-properties style:column-width="13.402cm" style:rel-column-width="51664*"/>
    </style:style>
    <style:style style:name="Diccionarios.A1" style:family="table-cell">
      <style:table-cell-properties fo:padding="0.097cm" fo:border-left="0.05pt solid #000000" fo:border-right="none" fo:border-top="0.05pt solid #000000" fo:border-bottom="0.05pt solid #000000"/>
    </style:style>
    <style:style style:name="Diccionarios.B1" style:family="table-cell">
      <style:table-cell-properties fo:padding="0.097cm" fo:border="0.05pt solid #000000"/>
    </style:style>
    <style:style style:name="Diccionario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ccionarios.B2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3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4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5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6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7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8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9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10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11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12" style:family="table-cell">
      <style:table-cell-properties fo:padding="0.097cm" fo:border-left="0.05pt solid #000000" fo:border-right="0.05pt solid #000000" fo:border-top="none" fo:border-bottom="0.05pt solid #000000"/>
    </style:style>
    <style:style style:name="Diccionarios.B13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" style:family="table">
      <style:table-properties style:width="17cm" fo:margin-top="0.499cm" fo:margin-bottom="0.499cm" table:align="margins" fo:keep-with-next="always" style:writing-mode="lr-tb"/>
    </style:style>
    <style:style style:name="Conjuntos.A" style:family="table-column">
      <style:table-column-properties style:column-width="5.198cm" style:rel-column-width="20038*"/>
    </style:style>
    <style:style style:name="Conjuntos.B" style:family="table-column">
      <style:table-column-properties style:column-width="11.802cm" style:rel-column-width="45497*"/>
    </style:style>
    <style:style style:name="Conjuntos.1" style:family="table-row">
      <style:table-row-properties fo:keep-together="always"/>
    </style:style>
    <style:style style:name="Conjunto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juntos.B1" style:family="table-cell">
      <style:table-cell-properties fo:padding="0.097cm" fo:border="0.05pt solid #000000"/>
    </style:style>
    <style:style style:name="Conjunto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onjuntos.B2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3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4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5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6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7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8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9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0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1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2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3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4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5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6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7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8" style:family="table-cell">
      <style:table-cell-properties fo:padding="0.097cm" fo:border-left="0.05pt solid #000000" fo:border-right="0.05pt solid #000000" fo:border-top="none" fo:border-bottom="0.05pt solid #000000"/>
    </style:style>
    <style:style style:name="Conjuntos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fo:margin-top="0.499cm" fo:margin-bottom="0.499cm" table:align="margins" style:writing-mode="lr-tb"/>
    </style:style>
    <style:style style:name="Tabla8.A" style:family="table-column">
      <style:table-column-properties style:column-width="5.808cm" style:rel-column-width="22391*"/>
    </style:style>
    <style:style style:name="Tabla8.B" style:family="table-column">
      <style:table-column-properties style:column-width="11.192cm" style:rel-column-width="4314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fo:margin-top="0.499cm" fo:margin-bottom="0.499cm" table:align="margins" style:writing-mode="lr-tb"/>
    </style:style>
    <style:style style:name="Tabla11.A" style:family="table-column">
      <style:table-column-properties style:column-width="5.808cm" style:rel-column-width="22391*"/>
    </style:style>
    <style:style style:name="Tabla11.B" style:family="table-column">
      <style:table-column-properties style:column-width="11.192cm" style:rel-column-width="43144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fo:margin-top="0.499cm" fo:margin-bottom="0.499cm" table:align="left" style:writing-mode="lr-tb"/>
    </style:style>
    <style:style style:name="Tabla9.A" style:family="table-column">
      <style:table-column-properties style:column-width="2.9cm"/>
    </style:style>
    <style:style style:name="Tabla9.B" style:family="table-column">
      <style:table-column-properties style:column-width="2.709cm"/>
    </style:style>
    <style:style style:name="Tabla9.C" style:family="table-column">
      <style:table-column-properties style:column-width="3.784cm"/>
    </style:style>
    <style:style style:name="Tabla9.D" style:family="table-column">
      <style:table-column-properties style:column-width="7.62cm"/>
    </style:style>
    <style:style style:name="Tabla9.A1" style:family="table-cell">
      <style:table-cell-properties style:vertical-align="middle" fo:padding="0.049cm" fo:border="none"/>
    </style:style>
    <style:style style:name="P1" style:family="paragraph" style:parent-style-name="Footer">
      <style:text-properties officeooo:paragraph-rsid="0037e73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Footer">
      <style:text-properties officeooo:paragraph-rsid="0037e73e"/>
    </style:style>
    <style:style style:name="P6" style:family="paragraph">
      <style:paragraph-properties fo:break-before="page"/>
    </style:style>
    <style:style style:name="P7" style:family="paragraph" style:list-style-name="L1"/>
    <style:style style:name="T1" style:family="text">
      <style:text-properties officeooo:rsid="000cbcbc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2ec0d7" style:font-size-asian="10.5pt"/>
    </style:style>
    <style:style style:name="T4" style:family="text">
      <style:text-properties style:font-name="Fabrikat" fo:font-size="13pt" officeooo:rsid="00288b44" style:font-size-asian="10.5pt"/>
    </style:style>
    <style:style style:name="T5" style:family="text">
      <style:text-properties style:font-name="Fabrikat" fo:font-size="13pt" officeooo:rsid="002ef334" style:font-size-asian="10.5pt"/>
    </style:style>
    <style:style style:name="T6" style:family="text">
      <style:text-properties style:font-name="Fabrikat" fo:font-size="13pt" officeooo:rsid="003048f3" style:font-size-asian="10.5pt"/>
    </style:style>
    <style:style style:name="T7" style:family="text">
      <style:text-properties style:font-name="Fabrikat" fo:font-size="13pt" officeooo:rsid="0032ba3e" style:font-size-asian="10.5pt"/>
    </style:style>
    <style:style style:name="T8" style:family="text">
      <style:text-properties style:font-name="Fabrikat" fo:font-size="13pt" officeooo:rsid="0037858e" style:font-size-asian="10.5pt"/>
    </style:style>
    <style:style style:name="T9" style:family="text">
      <style:text-properties style:font-name="Fabrikat" fo:font-size="13pt" officeooo:rsid="00383d21" style:font-size-asian="10.5pt"/>
    </style:style>
    <style:style style:name="T10" style:family="text">
      <style:text-properties style:font-name="Fabrikat" fo:font-size="13pt" officeooo:rsid="003b353b" style:font-size-asian="10.5pt"/>
    </style:style>
    <style:style style:name="T11" style:family="text">
      <style:text-properties style:font-name="Fabrikat" fo:font-size="13pt" officeooo:rsid="004093ec" style:font-size-asian="10.5pt"/>
    </style:style>
    <style:style style:name="T12" style:family="text">
      <style:text-properties officeooo:rsid="003b54cc"/>
    </style:style>
    <style:style style:name="T13" style:family="text">
      <style:text-properties officeooo:rsid="0012abe4"/>
    </style:style>
    <style:style style:name="T14" style:family="text">
      <style:text-properties officeooo:rsid="0037e73e"/>
    </style:style>
    <style:style style:name="T15" style:family="text">
      <style:text-properties officeooo:rsid="003fd78e"/>
    </style:style>
    <style:style style:name="T16" style:family="text">
      <style:text-properties fo:font-size="10pt" style:font-size-asian="10pt" style:font-weight-asian="normal" style:font-size-complex="10pt"/>
    </style:style>
    <style:style style:name="T17" style:family="text">
      <style:text-properties fo:font-size="10pt" officeooo:rsid="00383d21" style:font-size-asian="10pt" style:font-weight-asian="normal" style:font-size-complex="10pt"/>
    </style:style>
    <style:style style:name="T18" style:family="text">
      <style:text-properties officeooo:rsid="00054c8b"/>
    </style:style>
    <style:style style:name="T19" style:family="text">
      <style:text-properties officeooo:rsid="000720ed"/>
    </style:style>
    <style:style style:name="T20" style:family="text">
      <style:text-properties officeooo:rsid="00099f62"/>
    </style:style>
    <style:style style:name="T21" style:family="text">
      <style:text-properties officeooo:rsid="000fe510"/>
    </style:style>
    <style:style style:name="T22" style:family="text">
      <style:text-properties officeooo:rsid="001466e0"/>
    </style:style>
    <style:style style:name="T23" style:family="text">
      <style:text-properties officeooo:rsid="00154cca"/>
    </style:style>
    <style:style style:name="T24" style:family="text">
      <style:text-properties officeooo:rsid="0015efee"/>
    </style:style>
    <style:style style:name="T25" style:family="text">
      <style:text-properties officeooo:rsid="0017a518"/>
    </style:style>
    <style:style style:name="T26" style:family="text">
      <style:text-properties officeooo:rsid="00182da5"/>
    </style:style>
    <style:style style:name="T27" style:family="text">
      <style:text-properties officeooo:rsid="001899ac"/>
    </style:style>
    <style:style style:name="T28" style:family="text">
      <style:text-properties officeooo:rsid="0019ef1d"/>
    </style:style>
    <style:style style:name="T29" style:family="text">
      <style:text-properties officeooo:rsid="001cfc34"/>
    </style:style>
    <style:style style:name="T30" style:family="text">
      <style:text-properties officeooo:rsid="001d062d"/>
    </style:style>
    <style:style style:name="T31" style:family="text">
      <style:text-properties officeooo:rsid="001df803"/>
    </style:style>
    <style:style style:name="T32" style:family="text">
      <style:text-properties officeooo:rsid="001f30fc"/>
    </style:style>
    <style:style style:name="T33" style:family="text">
      <style:text-properties officeooo:rsid="00023a16"/>
    </style:style>
    <style:style style:name="T34" style:family="text">
      <style:text-properties officeooo:rsid="00256354"/>
    </style:style>
    <style:style style:name="T35" style:family="text">
      <style:text-properties officeooo:rsid="0027716c"/>
    </style:style>
    <style:style style:name="T36" style:family="text">
      <style:text-properties style:font-name="Courier New" fo:font-size="13pt" fo:background-color="#dedce6" loext:char-shading-value="0" style:font-name-asian="NSimSun" style:font-size-asian="10.5pt" style:font-name-complex="Courier New" loext:padding-left="0.199cm" loext:padding-right="0.199cm" loext:padding-top="0cm" loext:padding-bottom="0cm" loext:border="none"/>
    </style:style>
    <style:style style:name="T37" style:family="text">
      <style:text-properties style:font-name="Courier New" fo:font-size="13pt" officeooo:rsid="0027716c" fo:background-color="#dedce6" loext:char-shading-value="0" style:font-name-asian="NSimSun" style:font-size-asian="10.5pt" style:font-name-complex="Courier New" loext:padding-left="0.199cm" loext:padding-right="0.199cm" loext:padding-top="0cm" loext:padding-bottom="0cm" loext:border="none"/>
    </style:style>
    <style:style style:name="T38" style:family="text">
      <style:text-properties style:font-name="Courier New" fo:font-size="13pt" officeooo:rsid="002a8797" fo:background-color="#dedce6" loext:char-shading-value="0" style:font-name-asian="NSimSun" style:font-size-asian="10.5pt" style:font-name-complex="Courier New" loext:padding-left="0.199cm" loext:padding-right="0.199cm" loext:padding-top="0cm" loext:padding-bottom="0cm" loext:border="none"/>
    </style:style>
    <style:style style:name="T39" style:family="text">
      <style:text-properties officeooo:rsid="00288b44"/>
    </style:style>
    <style:style style:name="T40" style:family="text">
      <style:text-properties officeooo:rsid="002a8797"/>
    </style:style>
    <style:style style:name="T41" style:family="text">
      <style:text-properties officeooo:rsid="002ef334"/>
    </style:style>
    <style:style style:name="T42" style:family="text">
      <style:text-properties fo:font-size="13pt" officeooo:rsid="002ef334" style:font-size-asian="10.5pt"/>
    </style:style>
    <style:style style:name="T43" style:family="text">
      <style:text-properties fo:font-size="13pt" officeooo:rsid="003048f3" style:font-size-asian="10.5pt"/>
    </style:style>
    <style:style style:name="T44" style:family="text">
      <style:text-properties fo:font-size="13pt" officeooo:rsid="0037858e" style:font-size-asian="10.5pt"/>
    </style:style>
    <style:style style:name="T45" style:family="text">
      <style:text-properties fo:font-size="13pt" officeooo:rsid="003d202f" style:font-size-asian="10.5pt"/>
    </style:style>
    <style:style style:name="T46" style:family="text">
      <style:text-properties fo:font-size="13pt" officeooo:rsid="003ee585" style:font-size-asian="10.5pt"/>
    </style:style>
    <style:style style:name="T47" style:family="text">
      <style:text-properties officeooo:rsid="002f7b7a"/>
    </style:style>
    <style:style style:name="T48" style:family="text">
      <style:text-properties style:font-name="Droid Sans Mono1" fo:font-size="10pt" fo:font-style="normal" fo:font-weight="normal" officeooo:rsid="002f7b7a" style:font-name-asian="WenQuanYi Zen Hei Mono" style:font-size-asian="10pt" style:font-weight-asian="normal" style:font-name-complex="Lohit Devanagari" style:font-size-complex="10pt"/>
    </style:style>
    <style:style style:name="T49" style:family="text">
      <style:text-properties officeooo:rsid="003048f3"/>
    </style:style>
    <style:style style:name="T50" style:family="text">
      <style:text-properties officeooo:rsid="003237bc"/>
    </style:style>
    <style:style style:name="T51" style:family="text">
      <style:text-properties officeooo:rsid="0032ad75"/>
    </style:style>
    <style:style style:name="T52" style:family="text">
      <style:text-properties officeooo:rsid="003468b0"/>
    </style:style>
    <style:style style:name="T53" style:family="text">
      <style:text-properties officeooo:rsid="0037858e"/>
    </style:style>
    <style:style style:name="T54" style:family="text">
      <style:text-properties officeooo:rsid="0037a8fe"/>
    </style:style>
    <style:style style:name="T55" style:family="text">
      <style:text-properties officeooo:rsid="00383d21"/>
    </style:style>
    <style:style style:name="T56" style:family="text">
      <style:text-properties officeooo:rsid="003b353b"/>
    </style:style>
    <style:style style:name="T57" style:family="text">
      <style:text-properties officeooo:rsid="003d202f"/>
    </style:style>
    <style:style style:name="T58" style:family="text">
      <style:text-properties officeooo:rsid="004093ec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uía de Referencia Rápida de Python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"><text:a xlink:type="simple" xlink:href="#__RefHeading___Toc3098_1915075453" text:style-name="Index_20_Link" text:visited-style-name="Index_20_Link">Generalidades<text:tab/>2</text:a></text:p>
          <text:p text:style-name="P3"><text:a xlink:type="simple" xlink:href="#__RefHeading___Toc3100_1915075453" text:style-name="Index_20_Link" text:visited-style-name="Index_20_Link">Estándar de Código (Redux)<text:tab/>2</text:a></text:p>
          <text:p text:style-name="P2"><text:a xlink:type="simple" xlink:href="#__RefHeading___Toc3102_1915075453" text:style-name="Index_20_Link" text:visited-style-name="Index_20_Link">Tipos de datos básicos<text:tab/>3</text:a></text:p>
          <text:p text:style-name="P3"><text:a xlink:type="simple" xlink:href="#__RefHeading___Toc3104_1915075453" text:style-name="Index_20_Link" text:visited-style-name="Index_20_Link">Constantes lógicas (bool)<text:tab/>3</text:a></text:p>
          <text:p text:style-name="P4"><text:a xlink:type="simple" xlink:href="#__RefHeading___Toc3106_1915075453" text:style-name="Index_20_Link" text:visited-style-name="Index_20_Link">Operadores de comparación<text:tab/>3</text:a></text:p>
          <text:p text:style-name="P4"><text:a xlink:type="simple" xlink:href="#__RefHeading___Toc3108_1915075453" text:style-name="Index_20_Link" text:visited-style-name="Index_20_Link">Operadores lógicos<text:tab/>4</text:a></text:p>
          <text:p text:style-name="P3"><text:a xlink:type="simple" xlink:href="#__RefHeading___Toc3110_1915075453" text:style-name="Index_20_Link" text:visited-style-name="Index_20_Link">Números<text:tab/>4</text:a></text:p>
          <text:p text:style-name="P4"><text:a xlink:type="simple" xlink:href="#__RefHeading___Toc3112_1915075453" text:style-name="Index_20_Link" text:visited-style-name="Index_20_Link">Operadores numéricos<text:tab/>4</text:a></text:p>
          <text:p text:style-name="P3"><text:a xlink:type="simple" xlink:href="#__RefHeading___Toc3114_1915075453" text:style-name="Index_20_Link" text:visited-style-name="Index_20_Link">Cadenas de caracteres<text:tab/>6</text:a></text:p>
          <text:p text:style-name="P3"><text:a xlink:type="simple" xlink:href="#__RefHeading___Toc3116_1915075453" text:style-name="Index_20_Link" text:visited-style-name="Index_20_Link">Listas<text:tab/>9</text:a></text:p>
          <text:p text:style-name="P3"><text:a xlink:type="simple" xlink:href="#__RefHeading___Toc3118_1915075453" text:style-name="Index_20_Link" text:visited-style-name="Index_20_Link">Tuplas<text:tab/>9</text:a></text:p>
          <text:p text:style-name="P4"><text:a xlink:type="simple" xlink:href="#__RefHeading___Toc3120_1915075453" text:style-name="Index_20_Link" text:visited-style-name="Index_20_Link">Named_tuples<text:tab/>10</text:a></text:p>
          <text:p text:style-name="P3"><text:a xlink:type="simple" xlink:href="#__RefHeading___Toc3122_1915075453" text:style-name="Index_20_Link" text:visited-style-name="Index_20_Link">Diccionarios (dict)<text:tab/>11</text:a></text:p>
          <text:p text:style-name="P3"><text:a xlink:type="simple" xlink:href="#__RefHeading___Toc3124_1915075453" text:style-name="Index_20_Link" text:visited-style-name="Index_20_Link">Conjuntos (sets)<text:tab/>11</text:a></text:p>
          <text:p text:style-name="P3"><text:a xlink:type="simple" xlink:href="#__RefHeading___Toc3126_1915075453" text:style-name="Index_20_Link" text:visited-style-name="Index_20_Link">Otros tipos de datos<text:tab/>13</text:a></text:p>
          <text:p text:style-name="P2"><text:a xlink:type="simple" xlink:href="#__RefHeading___Toc3128_1915075453" text:style-name="Index_20_Link" text:visited-style-name="Index_20_Link">Control de flujo<text:tab/>13</text:a></text:p>
          <text:p text:style-name="P3"><text:a xlink:type="simple" xlink:href="#__RefHeading___Toc3130_1915075453" text:style-name="Index_20_Link" text:visited-style-name="Index_20_Link">Condicional<text:tab/>13</text:a></text:p>
          <text:p text:style-name="P3"><text:a xlink:type="simple" xlink:href="#__RefHeading___Toc3132_1915075453" text:style-name="Index_20_Link" text:visited-style-name="Index_20_Link">Bucle while<text:tab/>13</text:a></text:p>
          <text:p text:style-name="P3"><text:a xlink:type="simple" xlink:href="#__RefHeading___Toc3134_1915075453" text:style-name="Index_20_Link" text:visited-style-name="Index_20_Link">Bucle for<text:tab/>13</text:a></text:p>
          <text:p text:style-name="P4"><text:a xlink:type="simple" xlink:href="#__RefHeading___Toc3136_1915075453" text:style-name="Index_20_Link" text:visited-style-name="Index_20_Link">Instrucciones de control de lazos<text:tab/>14</text:a></text:p>
          <text:p text:style-name="P3"><text:a xlink:type="simple" xlink:href="#__RefHeading___Toc3138_1915075453" text:style-name="Index_20_Link" text:visited-style-name="Index_20_Link">Funciones<text:tab/>14</text:a></text:p>
          <text:p text:style-name="P4"><text:a xlink:type="simple" xlink:href="#__RefHeading___Toc3140_1915075453" text:style-name="Index_20_Link" text:visited-style-name="Index_20_Link">Definición<text:tab/>14</text:a></text:p>
          <text:p text:style-name="P3"><text:a xlink:type="simple" xlink:href="#__RefHeading___Toc3142_1915075453" text:style-name="Index_20_Link" text:visited-style-name="Index_20_Link">Declaraciones y funciones predefinidas<text:tab/>15</text:a></text:p>
          <text:p text:style-name="P3"><text:a xlink:type="simple" xlink:href="#__RefHeading___Toc3144_1915075453" text:style-name="Index_20_Link" text:visited-style-name="Index_20_Link">Operadores de asignación<text:tab/>16</text:a></text:p>
          <text:p text:style-name="P4"><text:a xlink:type="simple" xlink:href="#__RefHeading___Toc3146_1915075453" text:style-name="Index_20_Link" text:visited-style-name="Index_20_Link">Desempaquetamiento con asignaciones<text:tab/>16</text:a></text:p>
          <text:p text:style-name="P3"><text:a xlink:type="simple" xlink:href="#__RefHeading___Toc3148_1915075453" text:style-name="Index_20_Link" text:visited-style-name="Index_20_Link">Módulos<text:tab/>17</text:a></text:p>
          <text:p text:style-name="P2"><text:a xlink:type="simple" xlink:href="#__RefHeading___Toc3150_1915075453" text:style-name="Index_20_Link" text:visited-style-name="Index_20_Link">Guía de string.format<text:tab/>18</text:a></text:p>
        </text:index-body>
      </text:table-of-content>
      <text:p text:style-name="Text_20_body"/>
      <text:h text:style-name="Heading_20_1" text:outline-level="1"><text:bookmark-start text:name="__RefHeading___Toc3098_1915075453"/><text:soft-page-break/>Generalidades<text:bookmark-end text:name="__RefHeading___Toc3098_1915075453"/></text:h>
      <text:p text:style-name="Text_20_body">Los comentarios comienzan con ‘#’ y continúan hasta el final de la línea.</text:p>
      <text:list xml:id="list3657172808" text:style-name="List_20_1">
        <text:list-item>
          <text:p text:style-name="Viñeta_20_punto">Una declaración debe estar toda en una sola línea.</text:p>
        </text:list-item>
        <text:list-item>
          <text:p text:style-name="Viñeta_20_punto">Y aunque se pueda romper una declaración en múltiples líneas usando ‘\’ al final de cada una de ellas (salvo la última), mantener las lineas a un máximo de 79 caracteres de largo.</text:p>
        </text:list-item>
        <text:list-item>
          <text:p text:style-name="Viñeta_20_punto">Excepción:siempre se puede romper dentro de cualquier par( ),[ ]o{ },o en una cadena delimitada por comillas triples.</text:p>
        </text:list-item>
        <text:list-item>
          <text:p text:style-name="Viñeta_20_punto">Un identificador está formado por una letra o símbolo ‘_’ seguido de más letras, números o símbolos ‘_’.</text:p>
        </text:list-item>
        <text:list-item>
          <text:p text:style-name="Viñeta_20_punto">Python distingue mayúsculas de minúsculas.</text:p>
        </text:list-item>
      </text:list>
      <text:h text:style-name="Heading_20_2" text:outline-level="2"><text:bookmark-start text:name="__RefHeading___Toc3100_1915075453"/>Estándar de Código (Redux)<text:bookmark-end text:name="__RefHeading___Toc3100_1915075453"/></text:h>
      <text:p text:style-name="Text_20_body">Para Python, <text:bookmark text:name="index-111"/><text:a xlink:type="simple" xlink:href="https://www.python.org/dev/peps/pep-0008" text:style-name="Internet_20_link" text:visited-style-name="Visited_20_Internet_20_Link"><text:span text:style-name="Strong_20_Emphasis">PEP 8</text:span></text:a> se erigió como la guía de estilo a la que más proyectos adhirieron; promueve un estilo de codificación fácil de leer y visualmente agradable. Todos los desarrolladores Python deben leerlo en algún momento; aquí están extraídos los puntos más importantes:</text:p>
      <text:list xml:id="list3343654059" text:style-name="L1">
        <text:list-item>
          <text:p text:style-name="Text_20_body">Usar sangrías de 4 espacios, no tabuladores.</text:p>
          <text:p text:style-name="Text_20_body">4 espacios son un buen compromiso entre una sangría pequeña (permite mayor nivel de sangrado)y una sangría grande (más fácil de leer). Los tabuladores introducen confusión y es mejor dejarlos de lado.</text:p>
        </text:list-item>
        <text:list-item>
          <text:p text:style-name="Text_20_body">Recortar las líneas para que no superen los 79 caracteres.</text:p>
          <text:p text:style-name="Text_20_body">Esto ayuda a los usuarios con pantallas pequeñas y hace posible tener varios archivos de código abiertos, uno al lado del otro, en pantallas grandes.</text:p>
        </text:list-item>
        <text:list-item>
          <text:p text:style-name="Text_20_body">Usar líneas en blanco para separar funciones y clases, y bloques grandes de código dentro de funciones.</text:p>
        </text:list-item>
        <text:list-item>
          <text:p text:style-name="Text_20_body">Cuando sea posible, poner comentarios en una sola línea.</text:p>
        </text:list-item>
        <text:list-item>
          <text:p text:style-name="Text_20_body">Usar <text:span text:style-name="Example">docstrings</text:span>.</text:p>
        </text:list-item>
        <text:list-item>
          <text:p text:style-name="Text_20_body"><text:soft-page-break/>Usar espacios alrededor de operadores y luego de las comas, pero no directamente dentro de paréntesis: <text:span text:style-name="Example">a = f(1, 2) + g(3, 4)</text:span>.</text:p>
        </text:list-item>
        <text:list-item>
          <text:p text:style-name="Text_20_body">Nombra tus clases y funciones de manera consistente; la convención es usar <text:span text:style-name="Example">UpperCamelCase</text:span> para clases y <text:span text:style-name="Example">lowercase_with_underscores</text:span> para funciones y métodos. Utilice siempre <text:span text:style-name="Example">self</text:span> como el nombre del primer argumento del método (ver <text:a xlink:type="simple" xlink:href="https://docs.python.org/es/3.7/tutorial/classes.html#tut-firstclasses" text:style-name="Internet_20_link" text:visited-style-name="Visited_20_Internet_20_Link">Un primer vistazo a las clases</text:a> para mas en clases y metodos).</text:p>
        </text:list-item>
        <text:list-item>
          <text:p text:style-name="Text_20_body">No uses codificaciones estrafalarias si esperas usar el código en entornos internacionales. El default de Python, <text:span text:style-name="Example">UTF-8</text:span>, o incluso <text:span text:style-name="Example">ASCII</text:span> plano funcionan bien en la mayoría de los casos.</text:p>
        </text:list-item>
        <text:list-item>
          <text:p text:style-name="Text_20_body">De la misma manera, no uses caracteres <text:span text:style-name="Example">no-ASCII</text:span> en los identificadores si hay incluso una pequeñísima chance de que gente que hable otro idioma tenga que leer o mantener el código.</text:p>
        </text:list-item>
      </text:list>
      <text:h text:style-name="Heading_20_1" text:outline-level="1"><text:bookmark-start text:name="__RefHeading___Toc3102_1915075453"/>Tipos de datos básicos<text:bookmark-end text:name="__RefHeading___Toc3102_1915075453"/></text:h>
      <text:p text:style-name="Text_20_body">Los tipos de datos en Python se dividen en mutables, si su contenido puede cambiarse, e inmutables, si su contenido no puede cambiarse.</text:p>
      <text:h text:style-name="Heading_20_2" text:outline-level="2"><text:bookmark-start text:name="__RefHeading___Toc3104_1915075453"/>Constantes lógicas (bool)<text:bookmark-end text:name="__RefHeading___Toc3104_1915075453"/></text:h>
      <text:p text:style-name="Text_20_body"><text:span text:style-name="Example">True</text:span> (verdadero).</text:p>
      <text:p text:style-name="Text_20_body"><text:span text:style-name="Example">False</text:span> (falso).</text:p>
      <text:p text:style-name="Text_20_body">Las constantes lógicas son datos inmutables.</text:p>
      <text:h text:style-name="Heading_20_3" text:outline-level="3"><text:bookmark-start text:name="__RefHeading___Toc3106_1915075453"/>Operadores de comparación<text:bookmark-end text:name="__RefHeading___Toc3106_1915075453"/></text:h>
      <table:table table:name="Comparación" table:style-name="Comparación">
        <table:table-column table:style-name="Comparación.A"/>
        <table:table-column table:style-name="Comparación.B"/>
        <table:table-header-rows>
          <table:table-row table:style-name="TableLine94133455567104">
            <table:table-cell table:style-name="Comparación.A1" office:value-type="string">
              <text:p text:style-name="Table_20_Heading">Operadores</text:p>
            </table:table-cell>
            <table:table-cell table:style-name="Comparación.B1" office:value-type="string">
              <text:p text:style-name="Table_20_Heading">Significado</text:p>
            </table:table-cell>
          </table:table-row>
        </table:table-header-rows>
        <table:table-row table:style-name="TableLine94133454950288">
          <table:table-cell table:style-name="Comparación.A2" office:value-type="string">
            <text:p text:style-name="Preformatted_20_Text"><text:span text:style-name="Example">&lt;</text:span>, <text:span text:style-name="Example">&gt;</text:span>, <text:span text:style-name="Example">&gt;=</text:span>, <text:span text:style-name="Example">&lt;=</text:span></text:p>
          </table:table-cell>
          <table:table-cell table:style-name="Comparación.B2" office:value-type="string">
            <text:p text:style-name="Table_20_Contents">Operadores relacionales</text:p>
          </table:table-cell>
        </table:table-row>
        <table:table-row table:style-name="TableLine94133455847040">
          <table:table-cell table:style-name="Comparación.A2" office:value-type="string">
            <text:p text:style-name="Preformatted_20_Text"><text:span text:style-name="Example">!=</text:span> , <text:span text:style-name="Example">==</text:span></text:p>
          </table:table-cell>
          <table:table-cell table:style-name="Comparación.B2" office:value-type="string">
            <text:p text:style-name="Table_20_Contents">Desigualdad e igualdad</text:p>
          </table:table-cell>
        </table:table-row>
        <text:soft-page-break/>
        <table:table-row table:style-name="TableLine94133455847664">
          <table:table-cell table:style-name="Comparación.A2" office:value-type="string">
            <text:p text:style-name="Preformatted_20_Text"><text:span text:style-name="Example">is</text:span></text:p>
          </table:table-cell>
          <table:table-cell table:style-name="Comparación.B2" office:value-type="string">
            <text:p text:style-name="Table_20_Contents">Identidad “es”</text:p>
          </table:table-cell>
        </table:table-row>
        <table:table-row table:style-name="TableLine94133455848288">
          <table:table-cell table:style-name="Comparación.A2" office:value-type="string">
            <text:p text:style-name="Preformatted_20_Text"><text:span text:style-name="Example">is not</text:span></text:p>
          </table:table-cell>
          <table:table-cell table:style-name="Comparación.B2" office:value-type="string">
            <text:p text:style-name="Table_20_Contents">Identidad, “no es”</text:p>
          </table:table-cell>
        </table:table-row>
      </table:table>
      <text:p text:style-name="Text_20_body">Están definidos entre cualesquiera tipos de datos.</text:p>
      <text:h text:style-name="Heading_20_3" text:outline-level="3"><text:bookmark-start text:name="__RefHeading___Toc3108_1915075453"/>Operadores lógicos<text:bookmark-end text:name="__RefHeading___Toc3108_1915075453"/></text:h>
      <table:table table:name="Lógicos" table:style-name="Lógicos">
        <table:table-column table:style-name="Lógicos.A"/>
        <table:table-column table:style-name="Lógicos.B"/>
        <table:table-header-rows>
          <table:table-row table:style-name="TableLine94133455850576">
            <table:table-cell table:style-name="Lógicos.A1" office:value-type="string">
              <text:p text:style-name="Table_20_Heading">Operadores</text:p>
            </table:table-cell>
            <table:table-cell table:style-name="Lógicos.B1" office:value-type="string">
              <text:p text:style-name="Table_20_Heading">Significado</text:p>
            </table:table-cell>
          </table:table-row>
        </table:table-header-rows>
        <table:table-row table:style-name="TableLine94133455862640">
          <table:table-cell table:style-name="Lógicos.A2" office:value-type="string">
            <text:p text:style-name="Preformatted_20_Text"><text:span text:style-name="Example">bool(expr)</text:span></text:p>
          </table:table-cell>
          <table:table-cell table:style-name="Lógicos.B2" office:value-type="string">
            <text:p text:style-name="Table_20_Contents"><text:span text:style-name="Example">True</text:span> si <text:span text:style-name="Example">expr</text:span> es verdadera, <text:span text:style-name="Example">False</text:span> en caso contrario</text:p>
          </table:table-cell>
        </table:table-row>
        <table:table-row table:style-name="TableLine94133455864064">
          <table:table-cell table:style-name="Lógicos.A2" office:value-type="string">
            <text:p text:style-name="Preformatted_20_Text"><text:span text:style-name="Example">and</text:span>, <text:span text:style-name="Example">or</text:span>, <text:span text:style-name="Example">xor</text:span></text:p>
          </table:table-cell>
          <table:table-cell table:style-name="Lógicos.B2" office:value-type="string">
            <text:p text:style-name="Table_20_Contents">“Y”, “O”, “O exclusivo” lógico</text:p>
          </table:table-cell>
        </table:table-row>
        <table:table-row table:style-name="TableLine94133455864688">
          <table:table-cell table:style-name="Lógicos.A2" office:value-type="string">
            <text:p text:style-name="Preformatted_20_Text"><text:span text:style-name="Example">not</text:span></text:p>
          </table:table-cell>
          <table:table-cell table:style-name="Lógicos.B2" office:value-type="string">
            <text:p text:style-name="Table_20_Contents">Negación lógica</text:p>
          </table:table-cell>
        </table:table-row>
      </table:table>
      <text:p text:style-name="Text_20_body">La constante <text:span text:style-name="Example">None</text:span>, los ceros numéricos, las secuencias vacías y los diccionarios y conjuntos vacíos se consideran falsos.</text:p>
      <text:p text:style-name="Text_20_body">El resto de datos se consideran verdaderos.</text:p>
      <text:p text:style-name="Text_20_body">Los operadores <text:span text:style-name="Example">or</text:span> y <text:span text:style-name="Example">and</text:span> solo evalúan <text:span text:style-name="Example">expr2</text:span> en caso necesario.</text:p>
      <text:h text:style-name="Heading_20_2" text:outline-level="2"><text:bookmark-start text:name="__RefHeading___Toc3110_1915075453"/>Números<text:bookmark-end text:name="__RefHeading___Toc3110_1915075453"/></text:h>
      <text:p text:style-name="Text_20_body">Enteros (<text:span text:style-name="Example">int</text:span>): <text:span text:style-name="Example">1234</text:span>, <text:span text:style-name="Example">−123456789</text:span>.</text:p>
      <text:p text:style-name="Text_20_body">Reales o números en coma flotante ( <text:span text:style-name="Example">float</text:span> ): <text:span text:style-name="Example">0.001</text:span>, <text:span text:style-name="Example">10.</text:span>, <text:span text:style-name="Example">3.14e−10</text:span>. Complejos (<text:span text:style-name="Example">complex</text:span>): <text:span text:style-name="Example">2+3j</text:span>, .<text:span text:style-name="Example">5−1.4j</text:span>, <text:span text:style-name="Example">1j</text:span>.</text:p>
      <text:p text:style-name="Text_20_body">Todos los tipos de números son datos inmutables.</text:p>
      <text:h text:style-name="Heading_20_3" text:outline-level="3"><text:bookmark-start text:name="__RefHeading___Toc3112_1915075453"/>Operadores numéricos<text:bookmark-end text:name="__RefHeading___Toc3112_1915075453"/></text:h>
      <table:table table:name="Numéricos" table:style-name="Numéricos">
        <table:table-column table:style-name="Numéricos.A"/>
        <table:table-column table:style-name="Numéricos.B"/>
        <table:table-header-rows>
          <table:table-row table:style-name="TableLine94133455868288">
            <table:table-cell table:style-name="Numéricos.A1" office:value-type="string">
              <text:p text:style-name="Table_20_Heading">Operador</text:p>
            </table:table-cell>
            <table:table-cell table:style-name="Numéricos.B1" office:value-type="string">
              <text:p text:style-name="Table_20_Heading">Significado</text:p>
            </table:table-cell>
          </table:table-row>
        </table:table-header-rows>
        <table:table-row table:style-name="TableLine94133456000160">
          <table:table-cell table:style-name="Numéricos.A2" office:value-type="string">
            <text:p text:style-name="Preformatted_20_Text"><text:span text:style-name="Example">+</text:span>, <text:span text:style-name="Example">*</text:span>, <text:span text:style-name="Example">/</text:span>, <text:span text:style-name="Example">-</text:span></text:p>
          </table:table-cell>
          <table:table-cell table:style-name="Numéricos.B5" office:value-type="string">
            <text:p text:style-name="Table_20_Contents">Operadores binarios básicos</text:p>
          </table:table-cell>
        </table:table-row>
        <table:table-row table:style-name="TableLine94133456001584">
          <table:table-cell table:style-name="Numéricos.A2" office:value-type="string">
            <text:p text:style-name="Preformatted_20_Text"><text:span text:style-name="Example">a // b</text:span></text:p>
          </table:table-cell>
          <table:table-cell table:style-name="Numéricos.B5" office:value-type="string">
            <text:p text:style-name="Table_20_Contents">División entera entre <text:span text:style-name="Example">a</text:span> y <text:span text:style-name="Example">b</text:span></text:p>
          </table:table-cell>
        </table:table-row>
        <table:table-row table:style-name="TableLine94133456002208">
          <table:table-cell table:style-name="Numéricos.A2" office:value-type="string">
            <text:p text:style-name="Preformatted_20_Text"><text:span text:style-name="Example">%</text:span></text:p>
          </table:table-cell>
          <table:table-cell table:style-name="Numéricos.B5" office:value-type="string">
            <text:p text:style-name="Table_20_Contents">Resto de la división de <text:span text:style-name="Example">x</text:span> por <text:span text:style-name="Example">y</text:span> </text:p>
          </table:table-cell>
        </table:table-row>
        <text:soft-page-break/>
        <table:table-row table:style-name="TableLine94133456002832">
          <table:table-cell table:style-name="Numéricos.A2" office:value-type="string">
            <text:p text:style-name="Preformatted_20_Text"><text:span text:style-name="Example">a**b</text:span></text:p>
          </table:table-cell>
          <table:table-cell table:style-name="Numéricos.B5" office:value-type="string">
            <text:p text:style-name="Table_20_Contents"><draw:frame draw:style-name="fr2" draw:name="Objeto1" text:anchor-type="as-char" svg:y="-0.437cm" svg:width="0.559cm" svg:height="0.527cm" draw:z-index="18"><draw:object xlink:href="./Object 1" xlink:type="simple" xlink:show="embed" xlink:actuate="onLoad"/><draw:image xlink:href="./ObjectReplacements/Object 1" xlink:type="simple" xlink:show="embed" xlink:actuate="onLoad"/></draw:frame><text:span text:style-name="Example">a</text:span> elevado a la <text:span text:style-name="Example">b</text:span></text:p>
          </table:table-cell>
        </table:table-row>
        <table:table-row table:style-name="TableLine94133456003456">
          <table:table-cell table:style-name="Numéricos.A2" office:value-type="string">
            <text:p text:style-name="Preformatted_20_Text"><text:span text:style-name="Example">divmod(x,y)</text:span></text:p>
          </table:table-cell>
          <table:table-cell table:style-name="Numéricos.B7" office:value-type="string">
            <text:p text:style-name="Table_20_Contents">La tupla <text:span text:style-name="Example">(x/y, x%y)</text:span></text:p>
          </table:table-cell>
        </table:table-row>
        <table:table-row table:style-name="TableLine94133456004592">
          <table:table-cell table:style-name="Numéricos.A2" office:value-type="string">
            <text:p text:style-name="Preformatted_20_Text"><text:span text:style-name="Example">round(x,n)</text:span></text:p>
          </table:table-cell>
          <table:table-cell table:style-name="Numéricos.B7" office:value-type="string">
            <text:p text:style-name="Table_20_Contents">Redondea <text:span text:style-name="Example">x</text:span> al valor más cercano con <text:span text:style-name="Example">n</text:span> dígitos tras la coma decimal. El valor por defecto de <text:span text:style-name="Example">n</text:span> es <text:span text:style-name="Example">0</text:span></text:p>
          </table:table-cell>
        </table:table-row>
        <table:table-row table:style-name="TableLine94133456005376">
          <table:table-cell table:style-name="Numéricos.A8" table:number-columns-spanned="2" office:value-type="string">
            <text:p text:style-name="Table_20_Heading">Modulo math (<text:a xlink:type="simple" xlink:href="#3.6.Módulos|outline" text:style-name="Internet_20_link" text:visited-style-name="Visited_20_Internet_20_Link">¿Que es un Módulo?</text:a>)</text:p>
          </table:table-cell>
          <table:covered-table-cell/>
        </table:table-row>
        <table:table-row table:style-name="TableLine94133456006560">
          <table:table-cell table:style-name="Numéricos.A9" table:number-columns-spanned="2" office:value-type="string">
            <text:p text:style-name="Table_20_Heading">Constantes</text:p>
          </table:table-cell>
          <table:covered-table-cell/>
        </table:table-row>
        <table:table-row table:style-name="TableLine94133456007552">
          <table:table-cell table:style-name="Numéricos.A2" office:value-type="string">
            <text:p text:style-name="Preformatted_20_Text"><text:span text:style-name="Example">math.pi</text:span></text:p>
          </table:table-cell>
          <table:table-cell table:style-name="Numéricos.B14" office:value-type="string">
            <text:p text:style-name="Text_20_body"><text:span text:style-name="Example">3.1415926535897931</text:span></text:p>
          </table:table-cell>
        </table:table-row>
        <table:table-row table:style-name="TableLine94133456008624">
          <table:table-cell table:style-name="Numéricos.A2" office:value-type="string">
            <text:p text:style-name="Preformatted_20_Text"><text:span text:style-name="Example">math.e</text:span></text:p>
          </table:table-cell>
          <table:table-cell table:style-name="Numéricos.B14" office:value-type="string">
            <text:p text:style-name="Text_20_body"><text:span text:style-name="Example">2.7182818284590451</text:span></text:p>
          </table:table-cell>
        </table:table-row>
        <table:table-row table:style-name="TableLine94133456009408">
          <table:table-cell table:style-name="Numéricos.A12" table:number-columns-spanned="2" office:value-type="string">
            <text:p text:style-name="Table_20_Heading">Funciones</text:p>
          </table:table-cell>
          <table:covered-table-cell/>
        </table:table-row>
        <table:table-row table:style-name="TableLine94133456010592">
          <table:table-cell table:style-name="Numéricos.A2" office:value-type="string">
            <text:p text:style-name="Preformatted_20_Text"><text:span text:style-name="Example">cos</text:span>, <text:span text:style-name="Example">sin</text:span>, <text:span text:style-name="Example">tan</text:span>, <text:span text:style-name="Example">acos</text:span>, <text:span text:style-name="Example">asin</text:span>, <text:span text:style-name="Example">atan</text:span></text:p>
          </table:table-cell>
          <table:table-cell table:style-name="Numéricos.B14" office:value-type="string">
            <text:p text:style-name="Table_20_Contents">Trigonométricas</text:p>
          </table:table-cell>
        </table:table-row>
        <table:table-row table:style-name="TableLine94133456011264">
          <table:table-cell table:style-name="Numéricos.A2" office:value-type="string">
            <text:p text:style-name="Preformatted_20_Text"><text:span text:style-name="Example">math.ceil</text:span></text:p>
          </table:table-cell>
          <table:table-cell table:style-name="Numéricos.B14" office:value-type="string">
            <text:p text:style-name="Table_20_Contents">El menor entero mayor o igual que <text:span text:style-name="Example">x</text:span>. El resultado se devuelve como <text:span text:style-name="Example">float</text:span></text:p>
          </table:table-cell>
        </table:table-row>
        <table:table-row table:style-name="TableLine94133456012048">
          <table:table-cell table:style-name="Numéricos.A2" office:value-type="string">
            <text:p text:style-name="Preformatted_20_Text"><text:span text:style-name="Example">math.degrees(x)</text:span> <text:span text:style-name="Example">math.radians(x)</text:span></text:p>
          </table:table-cell>
          <table:table-cell table:style-name="Numéricos.B22" office:value-type="string">
            <text:p text:style-name="Table_20_Contents">Conversión a grados y a radianes respectivamente.</text:p>
          </table:table-cell>
        </table:table-row>
        <table:table-row table:style-name="TableLine94133456013232">
          <table:table-cell table:style-name="Numéricos.A2" office:value-type="string">
            <text:p text:style-name="Preformatted_20_Text"><text:span text:style-name="Example">math.exp(x)</text:span></text:p>
          </table:table-cell>
          <table:table-cell table:style-name="Numéricos.B22" office:value-type="string">
            <text:p text:style-name="Table_20_Contents">Equivalente a <text:span text:style-name="Example">math.e**x</text:span></text:p>
          </table:table-cell>
        </table:table-row>
        <table:table-row table:style-name="TableLine94133456014016">
          <table:table-cell table:style-name="Numéricos.A2" office:value-type="string">
            <text:p text:style-name="Preformatted_20_Text"><text:span text:style-name="Example">math.fabs(x)</text:span></text:p>
          </table:table-cell>
          <table:table-cell table:style-name="Numéricos.B22" office:value-type="string">
            <text:p text:style-name="Table_20_Contents">Valor absoluto de <text:span text:style-name="Example">x</text:span> como un número <text:span text:style-name="Example">float</text:span></text:p>
          </table:table-cell>
        </table:table-row>
        <table:table-row table:style-name="TableLine94133456015072">
          <table:table-cell table:style-name="Numéricos.A2" office:value-type="string">
            <text:p text:style-name="Preformatted_20_Text"><text:span text:style-name="Example">math.floor(x)</text:span></text:p>
          </table:table-cell>
          <table:table-cell table:style-name="Numéricos.B22" office:value-type="string">
            <text:p text:style-name="Standard">El mayor entero menor o igual que <text:span text:style-name="Example">x</text:span>. El resultado se devuelve como <text:span text:style-name="Example">float</text:span></text:p>
          </table:table-cell>
        </table:table-row>
        <table:table-row table:style-name="TableLine94133456015856">
          <table:table-cell table:style-name="Numéricos.A2" office:value-type="string">
            <text:p text:style-name="Preformatted_20_Text"><text:span text:style-name="Example">math.log(n, base)</text:span></text:p>
          </table:table-cell>
          <table:table-cell table:style-name="Numéricos.B22" office:value-type="string">
            <text:p text:style-name="Standard">Logaritmo de <text:span text:style-name="Example">x</text:span> en la base especificada (por defecto e)</text:p>
          </table:table-cell>
        </table:table-row>
        <table:table-row table:style-name="TableLine94133456016640">
          <table:table-cell table:style-name="Numéricos.A2" office:value-type="string">
            <text:p text:style-name="Preformatted_20_Text"><text:span text:style-name="Example">math.log10(n)</text:span></text:p>
          </table:table-cell>
          <table:table-cell table:style-name="Numéricos.B22" office:value-type="string">
            <text:p text:style-name="Table_20_Contents">Logaritmo en base 10 de <text:span text:style-name="Example">x</text:span></text:p>
          </table:table-cell>
        </table:table-row>
        <table:table-row table:style-name="TableLine94133456017456">
          <table:table-cell table:style-name="Numéricos.A2" office:value-type="string">
            <text:p text:style-name="Preformatted_20_Text"><text:span text:style-name="Example">math.modf(x)</text:span></text:p>
          </table:table-cell>
          <table:table-cell table:style-name="Numéricos.B22" office:value-type="string">
            <text:p text:style-name="Table_20_Contents">Tupla con la parte decimal y la parte entera (como número real) de <text:span text:style-name="Example">x</text:span>. Ambos números conservan el signo de <text:span text:style-name="Example">x</text:span></text:p>
          </table:table-cell>
        </table:table-row>
        <table:table-row table:style-name="TableLine94133456018272">
          <table:table-cell table:style-name="Numéricos.A2" office:value-type="string">
            <text:p text:style-name="Preformatted_20_Text"><text:span text:style-name="Example">math.sqrt(x)</text:span></text:p>
          </table:table-cell>
          <table:table-cell table:style-name="Numéricos.B22" office:value-type="string">
            <text:p text:style-name="Standard">La raíz cuadrada de <text:span text:style-name="Example">x</text:span></text:p>
          </table:table-cell>
        </table:table-row>
      </table:table>
      <text:p text:style-name="Capitalizada">!Nota: La división entre números enteros <text:line-break/>retorna un numero entero.</text:p>
      <text:h text:style-name="Heading_20_2" text:outline-level="2"><text:bookmark-start text:name="__RefHeading___Toc3114_1915075453"/><text:soft-page-break/>Cadenas de caracteres<text:bookmark-end text:name="__RefHeading___Toc3114_1915075453"/></text:h>
      <text:p text:style-name="Text_20_body">Secuencia inmutable de caracteres delimitadas por comillas simples (<text:span text:style-name="Example">'Hola'</text:span>), dobles (<text:span text:style-name="Example">"Hola"</text:span>) o triples ( <text:span text:style-name="Example">'''Hola'''</text:span>’, <text:span text:style-name="Example">"""Hola"""</text:span>).</text:p>
      <table:table table:name="Strings" table:style-name="Strings">
        <table:table-column table:style-name="Strings.A"/>
        <table:table-column table:style-name="Strings.B"/>
        <table:table-header-rows>
          <table:table-row table:style-name="TableLine94133456019008">
            <table:table-cell table:style-name="Strings.A1" office:value-type="string">
              <text:p text:style-name="Table_20_Heading">Python</text:p>
            </table:table-cell>
            <table:table-cell table:style-name="Strings.B1" office:value-type="string">
              <text:p text:style-name="Table_20_Heading">Significado</text:p>
            </table:table-cell>
          </table:table-row>
        </table:table-header-rows>
        <table:table-row table:style-name="TableLine94133456101248">
          <table:table-cell table:style-name="Strings.A2" office:value-type="string">
            <text:p text:style-name="Table_20_Contents"><text:span text:style-name="Example">"hola"</text:span></text:p>
            <text:p text:style-name="Table_20_Contents"><text:span text:style-name="Example">'hola'</text:span></text:p>
          </table:table-cell>
          <table:table-cell table:style-name="Strings.B2" office:value-type="string">
            <text:p text:style-name="Table_20_Contents">Formas de expresar una cadenas de caracteres conteniendo <text:span text:style-name="Example">hola</text:span>.</text:p>
          </table:table-cell>
        </table:table-row>
        <table:table-row table:style-name="TableLine94133456102656">
          <table:table-cell table:style-name="Strings.A2" office:value-type="string">
            <text:p text:style-name="Table_20_Contents"><text:span text:style-name="Example">"Esto 'mezcla' con"</text:span></text:p>
            <text:p text:style-name="Table_20_Contents"><text:span text:style-name="Example">'Esto "mezcla" con'</text:span></text:p>
          </table:table-cell>
          <table:table-cell table:style-name="Strings.B3" office:value-type="string">
            <text:p text:style-name="Table_20_Contents">Cadena conteniendo <text:span text:style-name="Example">Esto 'mezcla' con</text:span></text:p>
            <text:p text:style-name="Table_20_Contents">También <text:s/><text:span text:style-name="Example">Esto "mezcla" con</text:span></text:p>
            <text:p text:style-name="Table_20_Contents">Permite usar la otra comilla dentro de una cadena.</text:p>
          </table:table-cell>
        </table:table-row>
        <table:table-row table:style-name="TableLine94133456103632">
          <table:table-cell table:style-name="Strings.A2" office:value-type="string">
            <text:p text:style-name="Table_20_Contents"><text:span text:style-name="Example">""""""</text:span></text:p>
          </table:table-cell>
          <table:table-cell table:style-name="Strings.B4" office:value-type="string">
            <text:p text:style-name="Table_20_Contents">Cadena de caracteres de múltiples lineas</text:p>
          </table:table-cell>
        </table:table-row>
        <table:table-row table:style-name="TableLine94133456104704">
          <table:table-cell table:style-name="Strings.A2" office:value-type="string">
            <text:p text:style-name="Table_20_Contents"><text:span text:style-name="Example">str(valor)</text:span></text:p>
          </table:table-cell>
          <table:table-cell table:style-name="Strings.B5" office:value-type="string">
            <text:p text:style-name="Table_20_Contents">Crea un texto con la representación en texto del argumento valor</text:p>
          </table:table-cell>
        </table:table-row>
        <table:table-row table:style-name="TableLine94133456105888">
          <table:table-cell table:style-name="Strings.A2" office:value-type="string">
            <text:p text:style-name="Table_20_Contents"><text:span text:style-name="Example">s.capitalize()</text:span></text:p>
          </table:table-cell>
          <table:table-cell table:style-name="Strings.B6" office:value-type="string">
            <text:p text:style-name="Table_20_Contents">Una copia de <text:span text:style-name="Example">s</text:span> con solo el primer carácter en mayúsculas</text:p>
          </table:table-cell>
        </table:table-row>
        <table:table-row table:style-name="TableLine94133456107024">
          <table:table-cell table:style-name="Strings.A2" office:value-type="string">
            <text:p text:style-name="Table_20_Contents"><text:span text:style-name="Example">s.count(sub,ini,fin)</text:span></text:p>
          </table:table-cell>
          <table:table-cell table:style-name="Strings.B7" office:value-type="string">
            <text:p text:style-name="Table_20_Contents">Número de ocurrencias de la subcadena sub en <text:span text:style-name="Example">s[ini:fin]</text:span></text:p>
          </table:table-cell>
        </table:table-row>
        <table:table-row table:style-name="TableLine94133456108336">
          <table:table-cell table:style-name="Strings.A2" office:value-type="string">
            <text:p text:style-name="Table_20_Contents"><text:span text:style-name="Example">s.find(sub, ini , fin )</text:span></text:p>
          </table:table-cell>
          <table:table-cell table:style-name="Strings.B8" office:value-type="string">
            <text:p text:style-name="Table_20_Contents">El menor índice donde se encuentra <text:span text:style-name="Example">sub</text:span> como subcadena de <text:span text:style-name="Example">s [ini:fin]</text:span>, <text:span text:style-name="Example">−1</text:span> si no se encuentra</text:p>
          </table:table-cell>
        </table:table-row>
        <table:table-row table:style-name="TableLine94133456109520">
          <table:table-cell table:style-name="Strings.A2" office:value-type="string">
            <text:p text:style-name="Table_20_Contents"><text:span text:style-name="Example">s.index(sub, ini , fin )</text:span></text:p>
          </table:table-cell>
          <table:table-cell table:style-name="Strings.B9" office:value-type="string">
            <text:p text:style-name="Table_20_Contents">Igual que <text:span text:style-name="Example">s.find (sub, ini , fin )</text:span>, pero provoca un error si la subcadena no se encuentra</text:p>
          </table:table-cell>
        </table:table-row>
        <table:table-row table:style-name="TableLine94133456111008">
          <table:table-cell table:style-name="Strings.A2" office:value-type="string">
            <text:p text:style-name="Table_20_Contents"><text:span text:style-name="Example">s.isalnum()</text:span></text:p>
          </table:table-cell>
          <table:table-cell table:style-name="Strings.B10" office:value-type="string">
            <text:p text:style-name="Table_20_Contents">True si todos los caracteres de <text:span text:style-name="Example">s</text:span> son alfanuméricos</text:p>
          </table:table-cell>
        </table:table-row>
        <table:table-row table:style-name="TableLine94133456112320">
          <table:table-cell table:style-name="Strings.A2" office:value-type="string">
            <text:p text:style-name="Table_20_Contents"><text:span text:style-name="Example">s.isalpha()</text:span></text:p>
          </table:table-cell>
          <table:table-cell table:style-name="Strings.B11" office:value-type="string">
            <text:p text:style-name="Table_20_Contents">True si todos los caracteres de <text:span text:style-name="Example">s</text:span> son alfabéticos</text:p>
          </table:table-cell>
        </table:table-row>
        <table:table-row table:style-name="TableLine94133456113632">
          <table:table-cell table:style-name="Strings.A2" office:value-type="string">
            <text:p text:style-name="Table_20_Contents"><text:span text:style-name="Example">s.isdigit()</text:span></text:p>
          </table:table-cell>
          <table:table-cell table:style-name="Strings.B12" office:value-type="string">
            <text:p text:style-name="Table_20_Contents">True si todos los caracteres de <text:span text:style-name="Example">s</text:span> son dígitos, False en caso contrario</text:p>
          </table:table-cell>
        </table:table-row>
        <table:table-row table:style-name="TableLine94133456114944">
          <table:table-cell table:style-name="Strings.A2" office:value-type="string">
            <text:p text:style-name="Table_20_Contents"><text:span text:style-name="Example">s.islower()</text:span></text:p>
          </table:table-cell>
          <table:table-cell table:style-name="Strings.B13" office:value-type="string">
            <text:p text:style-name="Table_20_Contents">True si todos los caracteres de <text:span text:style-name="Example">s</text:span> están en minúsculas</text:p>
          </table:table-cell>
        </table:table-row>
        <text:soft-page-break/>
        <table:table-row table:style-name="TableLine94133456116144">
          <table:table-cell table:style-name="Strings.A2" office:value-type="string">
            <text:p text:style-name="Table_20_Contents"><text:span text:style-name="Example">s.isspace()</text:span></text:p>
          </table:table-cell>
          <table:table-cell table:style-name="Strings.B14" office:value-type="string">
            <text:p text:style-name="Table_20_Contents">True si todos los caracteres de <text:span text:style-name="Example">s</text:span> son espacios en blanco</text:p>
          </table:table-cell>
        </table:table-row>
        <table:table-row table:style-name="TableLine94133456117456">
          <table:table-cell table:style-name="Strings.A2" office:value-type="string">
            <text:p text:style-name="Table_20_Contents"><text:span text:style-name="Example">s.isupper()</text:span></text:p>
          </table:table-cell>
          <table:table-cell table:style-name="Strings.B15" office:value-type="string">
            <text:p text:style-name="Table_20_Contents">True si todos los caracteres de <text:span text:style-name="Example">s</text:span> están en mayúsculas</text:p>
          </table:table-cell>
        </table:table-row>
        <table:table-row table:style-name="TableLine94133456118768">
          <table:table-cell table:style-name="Strings.A2" office:value-type="string">
            <text:p text:style-name="Table_20_Contents"><text:span text:style-name="Example">s.join(sec)</text:span></text:p>
          </table:table-cell>
          <table:table-cell table:style-name="Strings.B16" office:value-type="string">
            <text:p text:style-name="Table_20_Contents">Concatenación de las cadenas contenidas en <text:span text:style-name="Example">sec</text:span>, separadas por <text:span text:style-name="Example">s</text:span></text:p>
          </table:table-cell>
        </table:table-row>
        <table:table-row table:style-name="TableLine94133456120080">
          <table:table-cell table:style-name="Strings.A2" office:value-type="string">
            <text:p text:style-name="Table_20_Contents"><text:span text:style-name="Example">s.lower()</text:span></text:p>
          </table:table-cell>
          <table:table-cell table:style-name="Strings.B17" office:value-type="string">
            <text:p text:style-name="Table_20_Contents">Una copia de <text:span text:style-name="Example">s</text:span> con todos los caracteres de s en minúsculas</text:p>
          </table:table-cell>
        </table:table-row>
        <table:table-row table:style-name="TableLine94133456121392">
          <table:table-cell table:style-name="Strings.A2" office:value-type="string">
            <text:p text:style-name="Table_20_Contents"><text:span text:style-name="Example">s.replace(vie, nue, max)</text:span></text:p>
          </table:table-cell>
          <table:table-cell table:style-name="Strings.B18" office:value-type="string">
            <text:p text:style-name="Table_20_Contents">Una copia de <text:span text:style-name="Example">s</text:span> con todas (o <text:span text:style-name="Example">max</text:span>) las ocurrencias de la subcadena <text:span text:style-name="Example">vie</text:span> reemplazadas por la subcadena <text:span text:style-name="Example">nue</text:span></text:p>
          </table:table-cell>
        </table:table-row>
        <table:table-row table:style-name="TableLine94133456122704">
          <table:table-cell table:style-name="Strings.A2" office:value-type="string">
            <text:p text:style-name="Table_20_Contents"><text:span text:style-name="Example">s.rfind(sub, ini, fin)</text:span></text:p>
          </table:table-cell>
          <table:table-cell table:style-name="Strings.B19" office:value-type="string">
            <text:p text:style-name="Table_20_Contents">El mayor índice donde se encuentra <text:span text:style-name="Example">sub</text:span> como subcadena de <text:span text:style-name="Example">s [ ini : fin ]</text:span>, −1 si no se encuentra</text:p>
          </table:table-cell>
        </table:table-row>
        <table:table-row table:style-name="TableLine94133456124048">
          <table:table-cell table:style-name="Strings.A2" office:value-type="string">
            <text:p text:style-name="Table_20_Contents"><text:span text:style-name="Example">s.rindex(sub, ini, fin)</text:span></text:p>
          </table:table-cell>
          <table:table-cell table:style-name="Strings.B20" office:value-type="string">
            <text:p text:style-name="Table_20_Contents">Igual que <text:span text:style-name="Example">s.rfind (sub, ini , fin )</text:span>, pero provoca un error si la subcadena no se encuentra</text:p>
          </table:table-cell>
        </table:table-row>
        <table:table-row table:style-name="TableLine94133456125392">
          <table:table-cell table:style-name="Strings.A2" office:value-type="string">
            <text:p text:style-name="Table_20_Contents"><text:span text:style-name="Example">s.split(sep, max)</text:span></text:p>
          </table:table-cell>
          <table:table-cell table:style-name="Strings.B21" office:value-type="string">
            <text:p text:style-name="Table_20_Contents">La lista de todas (o <text:span text:style-name="Example">max</text:span>) palabras obtenidas de <text:span text:style-name="Example">s</text:span> usando <text:span text:style-name="Example">sep</text:span> como cadena delimitadora</text:p>
          </table:table-cell>
        </table:table-row>
        <table:table-row table:style-name="TableLine94133456126736">
          <table:table-cell table:style-name="Strings.A2" office:value-type="string">
            <text:p text:style-name="Table_20_Contents"><text:span text:style-name="Example">s.rsplit(sep, max)</text:span></text:p>
          </table:table-cell>
          <table:table-cell table:style-name="Strings.B22" office:value-type="string">
            <text:p text:style-name="Table_20_Contents">Igual que <text:span text:style-name="Example">s.split(sep,max)</text:span>, pero desde el final de la cadena</text:p>
          </table:table-cell>
        </table:table-row>
        <table:table-row table:style-name="TableLine94133456128080">
          <table:table-cell table:style-name="Strings.A2" office:value-type="string">
            <text:p text:style-name="Table_20_Contents"><text:span text:style-name="Example">s.swapcase()</text:span></text:p>
          </table:table-cell>
          <table:table-cell table:style-name="Strings.B23" office:value-type="string">
            <text:p text:style-name="Table_20_Contents">Copia de <text:span text:style-name="Example">s</text:span> transformando mayúsculas en minúsculas y viceversa</text:p>
          </table:table-cell>
        </table:table-row>
        <table:table-row table:style-name="TableLine94133456129424">
          <table:table-cell table:style-name="Strings.A2" office:value-type="string">
            <text:p text:style-name="Table_20_Contents"><text:span text:style-name="Example">s.upper()</text:span></text:p>
          </table:table-cell>
          <table:table-cell table:style-name="Strings.B24" office:value-type="string">
            <text:p text:style-name="Table_20_Contents">Copia de <text:span text:style-name="Example">s</text:span> con todos los caracteres en mayúsculas</text:p>
          </table:table-cell>
        </table:table-row>
        <table:table-row table:style-name="TableLine94133456130768">
          <table:table-cell table:style-name="Strings.A25" table:number-columns-spanned="2" office:value-type="string">
            <text:p text:style-name="Table_20_Heading">Modulo string</text:p>
          </table:table-cell>
          <table:covered-table-cell/>
        </table:table-row>
        <table:table-row table:style-name="TableLine94133456132080">
          <table:table-cell table:style-name="Strings.A2" office:value-type="string">
            <text:p text:style-name="Table_20_Contents"><text:span text:style-name="Example">string.digits</text:span></text:p>
          </table:table-cell>
          <table:table-cell table:style-name="Strings.B26" office:value-type="string">
            <text:p text:style-name="Table_20_Contents">La cadena “<text:span text:style-name="Example">0123456789</text:span>”</text:p>
          </table:table-cell>
        </table:table-row>
        <table:table-row table:style-name="TableLine94133456133344">
          <table:table-cell table:style-name="Strings.A2" office:value-type="string">
            <text:p text:style-name="Table_20_Contents"><text:span text:style-name="Example">string.ascii_letters</text:span></text:p>
          </table:table-cell>
          <table:table-cell table:style-name="Strings.B27" office:value-type="string">
            <text:p text:style-name="Table_20_Contents">Una cadena conteniendo todos los caracteres alfabéticos, en mayúsculas y minúsculas</text:p>
          </table:table-cell>
        </table:table-row>
        <table:table-row table:style-name="TableLine94133456134688">
          <table:table-cell table:style-name="Strings.A2" office:value-type="string">
            <text:p text:style-name="Table_20_Contents"><text:span text:style-name="Example">string.ascii_lowercase</text:span></text:p>
          </table:table-cell>
          <table:table-cell table:style-name="Strings.B28" office:value-type="string">
            <text:p text:style-name="Table_20_Contents">Una cadena conteniendo todos los caracteres alfabéticos en minúsculas</text:p>
          </table:table-cell>
        </table:table-row>
        <text:soft-page-break/>
        <table:table-row table:style-name="TableLine94133456136032">
          <table:table-cell table:style-name="Strings.A2" office:value-type="string">
            <text:p text:style-name="Table_20_Contents"><text:span text:style-name="Example">string.ascii_case</text:span></text:p>
          </table:table-cell>
          <table:table-cell table:style-name="Strings.B29" office:value-type="string">
            <text:p text:style-name="Table_20_Contents">Una cadena conteniendo todos los caracteres alfabéticos en mayúsculas</text:p>
          </table:table-cell>
        </table:table-row>
      </table:table>
      <table:table table:name="Plantillas" table:style-name="Plantillas">
        <table:table-column table:style-name="Plantillas.A"/>
        <table:table-column table:style-name="Plantillas.B"/>
        <table:table-column table:style-name="Plantillas.C"/>
        <table:table-column table:style-name="Plantillas.D"/>
        <table:table-row table:style-name="TableLine94133456137296">
          <table:table-cell table:style-name="Plantillas.A1" table:number-columns-spanned="4" office:value-type="string">
            <text:p text:style-name="Table_20_Heading">Plantillas</text:p>
          </table:table-cell>
          <table:covered-table-cell/>
          <table:covered-table-cell/>
          <table:covered-table-cell/>
        </table:table-row>
        <table:table-row table:style-name="TableLine94133456139184">
          <table:table-cell table:style-name="Plantillas.A2" table:number-columns-spanned="2" office:value-type="string">
            <text:p text:style-name="Table_20_Contents"><text:span text:style-name="Example">s.format(x)</text:span></text:p>
          </table:table-cell>
          <table:covered-table-cell/>
          <table:table-cell table:style-name="Plantillas.C2" table:number-columns-spanned="2" office:value-type="string">
            <text:p text:style-name="Table_20_Contents">Construye otras cadenas de texto reemplazando los <text:span text:style-name="Example">{}</text:span> por el contenido de los argumentos <text:span text:style-name="Example">x</text:span>.</text:p>
          </table:table-cell>
          <table:covered-table-cell/>
        </table:table-row>
        <table:table-row table:style-name="TableLine94133456154064">
          <table:table-cell table:style-name="Plantillas.A2" office:value-type="string">
            <text:p text:style-name="Table_20_Contents"/>
          </table:table-cell>
          <table:table-cell table:style-name="Plantillas.A2" office:value-type="string">
            <text:p text:style-name="Table_20_Contents"><text:span text:style-name="Example">{}</text:span></text:p>
          </table:table-cell>
          <table:table-cell table:style-name="Plantillas.C3" office:value-type="string">
            <text:p text:style-name="Table_20_Contents">Campo de substitución anónimo</text:p>
          </table:table-cell>
          <table:table-cell table:style-name="Plantillas.D3" office:value-type="string">
            <text:p text:style-name="Source_20_Code">&gt;&gt;&gt; “texto {}”.format(3)</text:p>
            <text:p text:style-name="Source_20_Code">texto 3</text:p>
          </table:table-cell>
        </table:table-row>
        <table:table-row table:style-name="TableLine94133456156064">
          <table:table-cell table:style-name="Plantillas.A2" office:value-type="string">
            <text:p text:style-name="Table_20_Contents"/>
          </table:table-cell>
          <table:table-cell table:style-name="Plantillas.A2" office:value-type="string">
            <text:p text:style-name="Table_20_Contents"><text:span text:style-name="Example">{x}</text:span></text:p>
          </table:table-cell>
          <table:table-cell table:style-name="Plantillas.C4" office:value-type="string">
            <text:p text:style-name="Table_20_Contents">Campo de substitución con nombre</text:p>
          </table:table-cell>
          <table:table-cell table:style-name="Plantillas.D4" office:value-type="string">
            <text:p text:style-name="Source_20_Code">&gt;&gt;&gt; “texto {x}”.format(x=3)</text:p>
            <text:p text:style-name="Source_20_Code">texto 3</text:p>
          </table:table-cell>
        </table:table-row>
        <table:table-row table:style-name="TableLine94133456157744">
          <table:table-cell table:style-name="Plantillas.A2" office:value-type="string">
            <text:p text:style-name="Table_20_Contents"/>
          </table:table-cell>
          <table:table-cell table:style-name="Plantillas.A2" office:value-type="string">
            <text:p text:style-name="Table_20_Contents"><text:span text:style-name="Example">{0}</text:span></text:p>
          </table:table-cell>
          <table:table-cell table:style-name="Plantillas.C5" office:value-type="string">
            <text:p text:style-name="Table_20_Contents">Campo de substitución numerado</text:p>
          </table:table-cell>
          <table:table-cell table:style-name="Plantillas.D5" office:value-type="string">
            <text:p text:style-name="Source_20_Code">&gt;&gt;&gt; “texto {1}-{0}”.format(3,4)</text:p>
            <text:p text:style-name="Source_20_Code">texto 4-3</text:p>
          </table:table-cell>
        </table:table-row>
        <table:table-row table:style-name="TableLine94133456159424">
          <table:table-cell table:style-name="Plantillas.A6" table:number-columns-spanned="4" office:value-type="string">
            <text:p text:style-name="Table_20_Contents">Ver detalles en la <text:a xlink:type="simple" xlink:href="#4.Guia de string.format|outline" text:style-name="Internet_20_link" text:visited-style-name="Visited_20_Internet_20_Link">Guia de string.format</text:a></text:p>
          </table:table-cell>
          <table:covered-table-cell/>
          <table:covered-table-cell/>
          <table:covered-table-cell/>
        </table:table-row>
      </table:table>
      <text:p text:style-name="Text_20_body">El valor por defecto de <text:span text:style-name="Example">ini</text:span> es 0, y el valor por defecto de fin es <text:span text:style-name="Example">len(s)</text:span>.</text:p>
      <text:p text:style-name="Text_20_body">Los métodos <text:span text:style-name="Example">isalnum</text:span>, <text:span text:style-name="Example">isalpha</text:span>, <text:span text:style-name="Example">isdigit</text:span> e <text:span text:style-name="Example">isspace</text:span> devuelven <text:span text:style-name="Example">False</text:span> si la cadena no contiene al menos un carácter. Los métodos <text:span text:style-name="Example">islower</text:span> e <text:span text:style-name="Example">isupper</text:span> devuelven <text:span text:style-name="Example">False</text:span> si la cadena no contiene al menos un carácter alfabético.</text:p>
      <text:p text:style-name="Text_20_body">El valor por defecto de <text:span text:style-name="Example">sep</text:span> es espacio en blanco. El argumento <text:span text:style-name="Example">max</text:span> es opcional.</text:p>
      <text:p text:style-name="Text_20_body">Ejemplos</text:p>
      <text:p text:style-name="Source_20_Code">&gt;&gt;&gt; '{}, {}, {}'.format('a','b','c')</text:p>
      <text:p text:style-name="Source_20_Code">'a, b, c'2.'{2}, {1}, {0}'.format('a','b','c')</text:p>
      <text:p text:style-name="Source_20_Code">&gt;&gt;&gt;'c, b, a'3.'{0}{1}{0}'.format('abra','cad')</text:p>
      <text:p text:style-name="Source_20_Code">'abracadabra'</text:p>
      <text:p text:style-name="Source_20_Code">&gt;&gt;&gt;'Valor de PI:{parteentera}, {partedecimal}'.format(parteentera=3, partedecimal=1415)</text:p>
      <text:p text:style-name="Source_20_Code">'Valor de PI: 3,1415'</text:p>
      <text:h text:style-name="Heading_20_2" text:outline-level="2"><text:bookmark-start text:name="__RefHeading___Toc3116_1915075453"/><text:soft-page-break/>Listas<text:bookmark-end text:name="__RefHeading___Toc3116_1915075453"/></text:h>
      <text:p text:style-name="Text_20_body">Secuencia mutable, ordenada de elementos delimitadas por corchetes y los elementos separados por comas.</text:p>
      <table:table table:name="Listas" table:style-name="Listas">
        <table:table-column table:style-name="Listas.A"/>
        <table:table-column table:style-name="Listas.B"/>
        <table:table-header-rows>
          <table:table-row table:style-name="TableLine94133456163744">
            <table:table-cell table:style-name="Listas.A1" office:value-type="string">
              <text:p text:style-name="Table_20_Heading">Python</text:p>
            </table:table-cell>
            <table:table-cell table:style-name="Listas.B1" office:value-type="string">
              <text:p text:style-name="Table_20_Heading">Significado</text:p>
            </table:table-cell>
          </table:table-row>
        </table:table-header-rows>
        <table:table-row table:style-name="TableLine94133456216112">
          <table:table-cell table:style-name="Listas.A2" office:value-type="string">
            <text:p text:style-name="Preformatted_20_Text"><text:span text:style-name="Example">list(secuencia)</text:span></text:p>
          </table:table-cell>
          <table:table-cell table:style-name="Listas.B4" office:value-type="string">
            <text:p text:style-name="Table_20_Contents">Lista vacía por defecto, pero puede copiar los valores de <text:span text:style-name="Example">secuencia</text:span> para armar una lista. (copia las referencias, no duplica el contenido de la secuencia)</text:p>
          </table:table-cell>
        </table:table-row>
        <table:table-row table:style-name="TableLine94133456217536">
          <table:table-cell table:style-name="Listas.A2" office:value-type="string">
            <text:p text:style-name="Preformatted_20_Text"><text:span text:style-name="Example">s[i]</text:span></text:p>
          </table:table-cell>
          <table:table-cell table:style-name="Listas.B4" office:value-type="string">
            <text:p text:style-name="Table_20_Contents">Accede al <text:span text:style-name="Example">i</text:span>-esimo elemento de <text:span text:style-name="Example">s</text:span></text:p>
          </table:table-cell>
        </table:table-row>
        <table:table-row table:style-name="TableLine94133456218160">
          <table:table-cell table:style-name="Listas.A2" office:value-type="string">
            <text:p text:style-name="Preformatted_20_Text"><text:span text:style-name="Example">[]</text:span></text:p>
            <text:p text:style-name="Preformatted_20_Text"><text:span text:style-name="Example">[1, 2, 3, 4]</text:span></text:p>
          </table:table-cell>
          <table:table-cell table:style-name="Listas.B4" office:value-type="string">
            <text:p text:style-name="Table_20_Contents">Lista vacía</text:p>
            <text:p text:style-name="Table_20_Contents">Lista con cuatro elementos, <text:span text:style-name="Example">1</text:span>, <text:span text:style-name="Example">2</text:span>, <text:span text:style-name="Example">3</text:span> y <text:span text:style-name="Example">4</text:span> iniciales</text:p>
          </table:table-cell>
        </table:table-row>
        <table:table-row table:style-name="TableLine94133456218784">
          <table:table-cell table:style-name="Listas.A2" office:value-type="string">
            <text:p text:style-name="Preformatted_20_Text"><text:span text:style-name="Example">del s[i]</text:span></text:p>
          </table:table-cell>
          <table:table-cell table:style-name="Listas.B5" office:value-type="string">
            <text:p text:style-name="Table_20_Contents">Elimina el i-ésimo elemento de <text:span text:style-name="Example">s</text:span></text:p>
          </table:table-cell>
        </table:table-row>
        <table:table-row table:style-name="TableLine94133456219808">
          <table:table-cell table:style-name="Listas.A2" office:value-type="string">
            <text:p text:style-name="Preformatted_20_Text"><text:span text:style-name="Example">del s[i:j]</text:span></text:p>
          </table:table-cell>
          <table:table-cell table:style-name="Listas.B6" office:value-type="string">
            <text:p text:style-name="Table_20_Contents">Elimina los elementos entre <text:span text:style-name="Example">i</text:span> y <text:span text:style-name="Example">j</text:span></text:p>
          </table:table-cell>
        </table:table-row>
        <table:table-row table:style-name="TableLine94133456220944">
          <table:table-cell table:style-name="Listas.A2" office:value-type="string">
            <text:p text:style-name="Preformatted_20_Text"><text:span text:style-name="Example">del s[i:j:n]</text:span></text:p>
          </table:table-cell>
          <table:table-cell table:style-name="Listas.B7" office:value-type="string">
            <text:p text:style-name="Table_20_Contents">Elimina los elementos entre <text:span text:style-name="Example">i</text:span> y <text:span text:style-name="Example">j</text:span> de <text:span text:style-name="Example">n</text:span></text:p>
          </table:table-cell>
        </table:table-row>
        <table:table-row table:style-name="TableLine94133456222128">
          <table:table-cell table:style-name="Listas.A2" office:value-type="string">
            <text:p text:style-name="Preformatted_20_Text"><text:span text:style-name="Example">s.append(x)</text:span></text:p>
          </table:table-cell>
          <table:table-cell table:style-name="Listas.B8" office:value-type="string">
            <text:p text:style-name="Table_20_Contents">Agrega los elementos de <text:span text:style-name="Example">x</text:span> a la lista <text:span text:style-name="Example">s</text:span></text:p>
          </table:table-cell>
        </table:table-row>
        <table:table-row table:style-name="TableLine94133456223312">
          <table:table-cell table:style-name="Listas.A2" office:value-type="string">
            <text:p text:style-name="Preformatted_20_Text"><text:span text:style-name="Example">s.extend(x)</text:span></text:p>
          </table:table-cell>
          <table:table-cell table:style-name="Listas.B9" office:value-type="string">
            <text:p text:style-name="Table_20_Contents">Agrega <text:span text:style-name="Example">x</text:span> como elemento de <text:span text:style-name="Example">s</text:span></text:p>
          </table:table-cell>
        </table:table-row>
        <table:table-row table:style-name="TableLine94133456224416">
          <table:table-cell table:style-name="Listas.A2" office:value-type="string">
            <text:p text:style-name="Preformatted_20_Text"><text:span text:style-name="Example">s.count(x)</text:span></text:p>
          </table:table-cell>
          <table:table-cell table:style-name="Listas.B10" office:value-type="string">
            <text:p text:style-name="Table_20_Contents">Cuenta las veces que aparece el elemento <text:span text:style-name="Example">x</text:span> en <text:span text:style-name="Example">s</text:span></text:p>
          </table:table-cell>
        </table:table-row>
        <table:table-row table:style-name="TableLine94133456225600">
          <table:table-cell table:style-name="Listas.A2" office:value-type="string">
            <text:p text:style-name="Preformatted_20_Text"><text:span text:style-name="Example">s.index(x, ini, fin )</text:span></text:p>
          </table:table-cell>
          <table:table-cell table:style-name="Listas.B11" office:value-type="string">
            <text:p text:style-name="Table_20_Contents">El menor <text:span text:style-name="Example">i</text:span> tal que <text:span text:style-name="Example">ini &lt;= i &lt;fin</text:span> y <text:span text:style-name="Example">s[i] == x</text:span></text:p>
          </table:table-cell>
        </table:table-row>
        <table:table-row table:style-name="TableLine94133456226784">
          <table:table-cell table:style-name="Listas.A2" office:value-type="string">
            <text:p text:style-name="Preformatted_20_Text"><text:span text:style-name="Example">s.insert(i, x)</text:span></text:p>
          </table:table-cell>
          <table:table-cell table:style-name="Listas.B12" office:value-type="string">
            <text:p text:style-name="Table_20_Contents">Inserta el elemento <text:span text:style-name="Example">x</text:span> en la posicion <text:span text:style-name="Example">i</text:span> dentro de la lista <text:span text:style-name="Example">s</text:span></text:p>
          </table:table-cell>
        </table:table-row>
        <table:table-row table:style-name="TableLine94133456227968">
          <table:table-cell table:style-name="Listas.A2" office:value-type="string">
            <text:p text:style-name="Preformatted_20_Text"><text:span text:style-name="Example">s.remove(x)</text:span></text:p>
          </table:table-cell>
          <table:table-cell table:style-name="Listas.B13" office:value-type="string">
            <text:p text:style-name="Table_20_Contents">Remueve el elemento <text:span text:style-name="Example">x</text:span> de <text:span text:style-name="Example">s</text:span></text:p>
          </table:table-cell>
        </table:table-row>
        <table:table-row table:style-name="TableLine94133456229152">
          <table:table-cell table:style-name="Listas.A2" office:value-type="string">
            <text:p text:style-name="Preformatted_20_Text"><text:span text:style-name="Example">s.pop(i)</text:span></text:p>
          </table:table-cell>
          <table:table-cell table:style-name="Listas.B14" office:value-type="string">
            <text:p text:style-name="Table_20_Contents">Remueve y retorna el elemento <text:span text:style-name="Example">i</text:span>-esimo. (Opcional, sino remueve y retorna el ultimo elemento.</text:p>
          </table:table-cell>
        </table:table-row>
        <table:table-row table:style-name="TableLine94133456230464">
          <table:table-cell table:style-name="Listas.A2" office:value-type="string">
            <text:p text:style-name="Preformatted_20_Text"><text:span text:style-name="Example">s.reverse()</text:span></text:p>
          </table:table-cell>
          <table:table-cell table:style-name="Listas.B15" office:value-type="string">
            <text:p text:style-name="Table_20_Contents">Inverte la lista <text:span text:style-name="Example">s</text:span>.</text:p>
          </table:table-cell>
        </table:table-row>
        <table:table-row table:style-name="TableLine94133456231664">
          <table:table-cell table:style-name="Listas.A2" office:value-type="string">
            <text:p text:style-name="Preformatted_20_Text"><text:span text:style-name="Example">s.sort()</text:span></text:p>
          </table:table-cell>
          <table:table-cell table:style-name="Listas.B16" office:value-type="string">
            <text:p text:style-name="Table_20_Contents">Ordena la lista <text:span text:style-name="Example">s</text:span>.</text:p>
          </table:table-cell>
        </table:table-row>
      </table:table>
      <text:h text:style-name="Heading_20_2" text:outline-level="2"><text:bookmark-start text:name="__RefHeading___Toc3118_1915075453"/>Tuplas<text:bookmark-end text:name="__RefHeading___Toc3118_1915075453"/></text:h>
      <text:p text:style-name="Text_20_body">Las tuplas son conjuntos inmutables y ordenados. Pueden ser creados convirtiendo otro conjunto, <text:span text:style-name="Example">tuple(una_secuencia)</text:span> o de manera directa utilizando paréntesis <text:span text:style-name="Example">(1, 2, 3)</text:span>. Importante, cuando la tupla es creada con un <text:soft-page-break/>solo elemento, debe tener una coma al final para diferenciarla de un paréntesis para el agrupamiento de instrucciones <text:span text:style-name="Example">(1,)</text:span>.</text:p>
      <text:p text:style-name="Text_20_body">Su funcionamiento es idéntico a una lista, pero aquí no es posible hacer cambios en la tupla misma.</text:p>
      <table:table table:name="Tabla1" table:style-name="Tabla1">
        <table:table-column table:style-name="Tabla1.A"/>
        <table:table-column table:style-name="Tabla1.B"/>
        <table:table-header-rows>
          <table:table-row table:style-name="TableLine94133456235456">
            <table:table-cell table:style-name="Tabla1.A1" office:value-type="string">
              <text:p text:style-name="Table_20_Heading">Python</text:p>
            </table:table-cell>
            <table:table-cell table:style-name="Tabla1.B1" office:value-type="string">
              <text:p text:style-name="Table_20_Heading">Significado</text:p>
            </table:table-cell>
          </table:table-row>
        </table:table-header-rows>
        <table:table-row table:style-name="TableLine94133456264048">
          <table:table-cell table:style-name="Tabla1.A2" office:value-type="string">
            <text:p text:style-name="Preformatted_20_Text"><text:span text:style-name="Example">(1, )</text:span></text:p>
          </table:table-cell>
          <table:table-cell table:style-name="Tabla1.B4" office:value-type="string">
            <text:p text:style-name="Table_20_Contents">Tupla con un solo elemento, <text:span text:style-name="Example">1</text:span></text:p>
          </table:table-cell>
        </table:table-row>
        <table:table-row table:style-name="TableLine94133456264912">
          <table:table-cell table:style-name="Tabla1.A2" office:value-type="string">
            <text:p text:style-name="Preformatted_20_Text"><text:span text:style-name="Example">(1, 2, 3, 4)</text:span></text:p>
          </table:table-cell>
          <table:table-cell table:style-name="Tabla1.B4" office:value-type="string">
            <text:p text:style-name="Table_20_Contents">Tupla con cuatro elementos, <text:s/><text:span text:style-name="Example">1</text:span>, <text:span text:style-name="Example">2</text:span>, <text:span text:style-name="Example">3</text:span> y <text:span text:style-name="Example">4</text:span></text:p>
          </table:table-cell>
        </table:table-row>
        <table:table-row table:style-name="TableLine94133456265424">
          <table:table-cell table:style-name="Tabla1.A2" office:value-type="string">
            <text:p text:style-name="Preformatted_20_Text"><text:span text:style-name="Example">tuple(secuencia)</text:span></text:p>
          </table:table-cell>
          <table:table-cell table:style-name="Tabla1.B4" office:value-type="string">
            <text:p text:style-name="Table_20_Contents">Tupla creada los valores de <text:span text:style-name="Example">secuencia</text:span>. (copia las referencias, no duplica el contenido de la secuencia)</text:p>
          </table:table-cell>
        </table:table-row>
        <table:table-row table:style-name="TableLine94133456266048">
          <table:table-cell table:style-name="Tabla1.A2" office:value-type="string">
            <text:p text:style-name="Preformatted_20_Text"><text:span text:style-name="Example">t[i]</text:span></text:p>
          </table:table-cell>
          <table:table-cell table:style-name="Tabla1.B5" office:value-type="string">
            <text:p text:style-name="Table_20_Contents">Accede al <text:span text:style-name="Example">i</text:span>-esimo elemento de <text:span text:style-name="Example">t</text:span></text:p>
          </table:table-cell>
        </table:table-row>
      </table:table>
      <text:h text:style-name="Heading_20_3" text:outline-level="3"><text:bookmark-start text:name="__RefHeading___Toc3120_1915075453"/>Named_tuples<text:bookmark-end text:name="__RefHeading___Toc3120_1915075453"/></text:h>
      <text:p text:style-name="Text_20_body">En el modulo <text:span text:style-name="Example">collections</text:span>, se encuentra la función fabrica <text:span text:style-name="Example">namedtuple</text:span>, que es ideal para crear contenedores de datos simples es inmutables. Como para cargar datos desde un archivo.</text:p>
      <text:p text:style-name="Source_20_Code">&gt;&gt;&gt; from collections import namedtuple</text:p>
      <text:p text:style-name="Source_20_Code">&gt;&gt;&gt; Punto = namedtuple("Punto", "x y")</text:p>
      <text:p text:style-name="Text_20_body">Luego de definir la <text:span text:style-name="Example">namedtuple</text:span>, la podemos utilizar como cualquier otra clase que ademas es una tupla</text:p>
      <text:p text:style-name="Source_20_Code">&gt;&gt;&gt; punto1 = Punto(3,4)</text:p>
      <text:p text:style-name="Source_20_Code">&gt;&gt;&gt; punto1</text:p>
      <text:p text:style-name="Source_20_Code">Punto(x=3, y=4)</text:p>
      <text:p text:style-name="Source_20_Code"><text:span text:style-name="Source_20_Text">&gt;&gt;&gt; </text:span>punto1.x</text:p>
      <text:p text:style-name="Source_20_Code">3</text:p>
      <text:p text:style-name="Source_20_Code"><text:span text:style-name="Source_20_Text">&gt;&gt;&gt; </text:span>punto1.y</text:p>
      <text:p text:style-name="Source_20_Code">4</text:p>
      <text:p text:style-name="Source_20_Code">&gt;&gt;&gt; punto1[0]</text:p>
      <text:p text:style-name="Source_20_Code">3</text:p>
      <text:p text:style-name="Source_20_Code">&gt;&gt;&gt; punto1[0] = 4</text:p>
      <text:p text:style-name="Source_20_Code">TypeError: 'tuple' object does not support item assignment</text:p>
      <text:p text:style-name="Capitalizada">!Es importante notar que a pesar de que la tupla en sí es inmutable, si guardamos una lista dentro de la tupla, la lista en sí es mutable.</text:p>
      <text:h text:style-name="Heading_20_2" text:outline-level="2"><text:bookmark-start text:name="__RefHeading___Toc3122_1915075453"/><text:soft-page-break/>Diccionarios (dict)<text:bookmark-end text:name="__RefHeading___Toc3122_1915075453"/></text:h>
      <text:p text:style-name="Text_20_body">Pares clave : valor separados por coma y delimitados por llaves: </text:p>
      <text:p text:style-name="Código">diccionario = {1:"primero", "segundo":2}</text:p>
      <text:p text:style-name="Text_20_body">Las claves deben ser datos inmutables.</text:p>
      <text:p text:style-name="Text_20_body">Los diccionarios son datos mutables.</text:p>
      <table:table table:name="Diccionarios" table:style-name="Diccionarios">
        <table:table-column table:style-name="Diccionarios.A"/>
        <table:table-column table:style-name="Diccionarios.B"/>
        <table:table-header-rows>
          <table:table-row table:style-name="TableLine94133456286736">
            <table:table-cell table:style-name="Diccionarios.A1" office:value-type="string">
              <text:p text:style-name="Table_20_Heading">Python</text:p>
            </table:table-cell>
            <table:table-cell table:style-name="Diccionarios.B1" office:value-type="string">
              <text:p text:style-name="Table_20_Heading">Significado</text:p>
            </table:table-cell>
          </table:table-row>
        </table:table-header-rows>
        <table:table-row table:style-name="TableLine94133456320192">
          <table:table-cell table:style-name="Diccionarios.A2" office:value-type="string">
            <text:p text:style-name="Preformatted_20_Text"><text:span text:style-name="Example">dict()</text:span></text:p>
            <text:p text:style-name="Preformatted_20_Text"><text:span text:style-name="Example">{}</text:span></text:p>
          </table:table-cell>
          <table:table-cell table:style-name="Diccionarios.B12" office:value-type="string">
            <text:p text:style-name="Table_20_Contents">Diccionarios vacíos</text:p>
          </table:table-cell>
        </table:table-row>
        <table:table-row table:style-name="TableLine94133456321520">
          <table:table-cell table:style-name="Diccionarios.A2" office:value-type="string">
            <text:p text:style-name="Preformatted_20_Text"><text:span text:style-name="Example">len(d)</text:span></text:p>
          </table:table-cell>
          <table:table-cell table:style-name="Diccionarios.B12" office:value-type="string">
            <text:p text:style-name="Table_20_Contents">El número de claves en <text:span text:style-name="Example">d</text:span></text:p>
          </table:table-cell>
        </table:table-row>
        <table:table-row table:style-name="TableLine94133456322144">
          <table:table-cell table:style-name="Diccionarios.A2" office:value-type="string">
            <text:p text:style-name="Preformatted_20_Text"><text:span text:style-name="Example">d[k]</text:span></text:p>
          </table:table-cell>
          <table:table-cell table:style-name="Diccionarios.B12" office:value-type="string">
            <text:p text:style-name="Table_20_Contents">El elemento de d con clave <text:span text:style-name="Example">k</text:span></text:p>
          </table:table-cell>
        </table:table-row>
        <table:table-row table:style-name="TableLine94133456322768">
          <table:table-cell table:style-name="Diccionarios.A2" office:value-type="string">
            <text:p text:style-name="Preformatted_20_Text"><text:span text:style-name="Example">d[k]=x</text:span></text:p>
          </table:table-cell>
          <table:table-cell table:style-name="Diccionarios.B12" office:value-type="string">
            <text:p text:style-name="Table_20_Contents">Establece a <text:span text:style-name="Example">x</text:span> el valor del elemento de <text:span text:style-name="Example">d</text:span> con clave <text:span text:style-name="Example">k</text:span></text:p>
          </table:table-cell>
        </table:table-row>
        <table:table-row table:style-name="TableLine94133456323392">
          <table:table-cell table:style-name="Diccionarios.A2" office:value-type="string">
            <text:p text:style-name="Preformatted_20_Text"><text:span text:style-name="Example">del d[k]</text:span></text:p>
          </table:table-cell>
          <table:table-cell table:style-name="Diccionarios.B12" office:value-type="string">
            <text:p text:style-name="Table_20_Contents">Elimina el elemento de <text:span text:style-name="Example">d</text:span> con clave <text:span text:style-name="Example">k</text:span></text:p>
          </table:table-cell>
        </table:table-row>
        <table:table-row table:style-name="TableLine94133456324016">
          <table:table-cell table:style-name="Diccionarios.A2" office:value-type="string">
            <text:p text:style-name="Preformatted_20_Text"><text:span text:style-name="Example">d.clear()</text:span></text:p>
          </table:table-cell>
          <table:table-cell table:style-name="Diccionarios.B12" office:value-type="string">
            <text:p text:style-name="Table_20_Contents">Elimina todos los elementos de <text:span text:style-name="Example">d</text:span></text:p>
          </table:table-cell>
        </table:table-row>
        <table:table-row table:style-name="TableLine94133456324640">
          <table:table-cell table:style-name="Diccionarios.A2" office:value-type="string">
            <text:p text:style-name="Preformatted_20_Text"><text:span text:style-name="Example">d.copy()</text:span></text:p>
          </table:table-cell>
          <table:table-cell table:style-name="Diccionarios.B12" office:value-type="string">
            <text:p text:style-name="Table_20_Contents">Una copia de <text:span text:style-name="Example">d</text:span></text:p>
          </table:table-cell>
        </table:table-row>
        <table:table-row table:style-name="TableLine94133456325264">
          <table:table-cell table:style-name="Diccionarios.A2" office:value-type="string">
            <text:p text:style-name="Preformatted_20_Text"><text:span text:style-name="Example">d.has_key(k)</text:span></text:p>
          </table:table-cell>
          <table:table-cell table:style-name="Diccionarios.B12" office:value-type="string">
            <text:p text:style-name="Table_20_Contents"><text:span text:style-name="Example">True</text:span> si <text:span text:style-name="Example">d</text:span> contiene un elemento con clave <text:span text:style-name="Example">k</text:span></text:p>
          </table:table-cell>
        </table:table-row>
        <table:table-row table:style-name="TableLine94133456325888">
          <table:table-cell table:style-name="Diccionarios.A2" office:value-type="string">
            <text:p text:style-name="Preformatted_20_Text"><text:span text:style-name="Example">k in d</text:span></text:p>
          </table:table-cell>
          <table:table-cell table:style-name="Diccionarios.B12" office:value-type="string">
            <text:p text:style-name="Table_20_Contents">Equivalente a <text:span text:style-name="Example">d.has_key(k)</text:span></text:p>
          </table:table-cell>
        </table:table-row>
        <table:table-row table:style-name="TableLine94133456326592">
          <table:table-cell table:style-name="Diccionarios.A2" office:value-type="string">
            <text:p text:style-name="Preformatted_20_Text"><text:span text:style-name="Example">d.items()</text:span></text:p>
          </table:table-cell>
          <table:table-cell table:style-name="Diccionarios.B12" office:value-type="string">
            <text:p text:style-name="Table_20_Contents">La lista de los pares <text:span text:style-name="Example">(clave, valor)</text:span> de <text:span text:style-name="Example">d</text:span></text:p>
          </table:table-cell>
        </table:table-row>
        <table:table-row table:style-name="TableLine94133456327376">
          <table:table-cell table:style-name="Diccionarios.A2" office:value-type="string">
            <text:p text:style-name="Preformatted_20_Text"><text:span text:style-name="Example">d.keys()</text:span></text:p>
          </table:table-cell>
          <table:table-cell table:style-name="Diccionarios.B12" office:value-type="string">
            <text:p text:style-name="Table_20_Contents">La lista de las claves de <text:span text:style-name="Example">d</text:span></text:p>
          </table:table-cell>
        </table:table-row>
        <table:table-row table:style-name="TableLine94133456328160">
          <table:table-cell table:style-name="Diccionarios.A2" office:value-type="string">
            <text:p text:style-name="Preformatted_20_Text"><text:span text:style-name="Example">d.values()</text:span></text:p>
          </table:table-cell>
          <table:table-cell table:style-name="Diccionarios.B13" office:value-type="string">
            <text:p text:style-name="Table_20_Contents">La lista de los valores de <text:span text:style-name="Example">d</text:span></text:p>
          </table:table-cell>
        </table:table-row>
      </table:table>
      <text:h text:style-name="Heading_20_2" text:outline-level="2"><text:bookmark-start text:name="__RefHeading___Toc3124_1915075453"/>Conjuntos (sets)<text:bookmark-end text:name="__RefHeading___Toc3124_1915075453"/></text:h>
      <text:p text:style-name="Text_20_body">Los conjuntos son colecciones no ordenadas de elementos no duplicados en donde los elementos contenidos deben ser inmutables.</text:p>
      <text:p text:style-name="Text_20_body"><text:span text:style-name="Example">set(secuencia)</text:span> crea un conjunto mutable con los elementos de la secuencia especificada, descartando las repeticiones sin preservar el orden. o utilizando llaves, <text:span text:style-name="Example">{1, 2, 3}</text:span> </text:p>
      <text:p text:style-name="Text_20_body"><text:soft-page-break/><text:span text:style-name="Example">frozenset(secuencia)</text:span> crea un conjunto inmutable con los elementos de la secuencia especificada, descartando las repeticiones.</text:p>
      <table:table table:name="Conjuntos" table:style-name="Conjuntos">
        <table:table-column table:style-name="Conjuntos.A"/>
        <table:table-column table:style-name="Conjuntos.B"/>
        <table:table-header-rows>
          <table:table-row table:style-name="Conjuntos.1">
            <table:table-cell table:style-name="Conjuntos.A1" office:value-type="string">
              <text:p text:style-name="Table_20_Heading">Python</text:p>
            </table:table-cell>
            <table:table-cell table:style-name="Conjuntos.B1" office:value-type="string">
              <text:p text:style-name="Table_20_Heading">Significado</text:p>
            </table:table-cell>
          </table:table-row>
        </table:table-header-rows>
        <table:table-row table:style-name="Conjuntos.1">
          <table:table-cell table:style-name="Conjuntos.A2" office:value-type="string">
            <text:p text:style-name="Preformatted_20_Text"><text:span text:style-name="Example">len(s)</text:span></text:p>
          </table:table-cell>
          <table:table-cell table:style-name="Conjuntos.B18" office:value-type="string">
            <text:p text:style-name="Table_20_Contents">Cardinalidad del conjunto <text:span text:style-name="Example">s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elt in s</text:span></text:p>
          </table:table-cell>
          <table:table-cell table:style-name="Conjuntos.B18" office:value-type="string">
            <text:p text:style-name="Table_20_Contents"><text:span text:style-name="Example">True</text:span> si <text:span text:style-name="Example">elt</text:span> pertenece a <text:span text:style-name="Example">s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elt not in s</text:span></text:p>
          </table:table-cell>
          <table:table-cell table:style-name="Conjuntos.B18" office:value-type="string">
            <text:p text:style-name="Table_20_Contents"><text:span text:style-name="Example">True</text:span> si <text:span text:style-name="Example">elt</text:span> no pertenece a <text:span text:style-name="Example">s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.issubset(s2)</text:span></text:p>
          </table:table-cell>
          <table:table-cell table:style-name="Conjuntos.B18" office:value-type="string">
            <text:p text:style-name="Table_20_Contents"><text:span text:style-name="Example">True</text:span> si todo elemento de <text:span text:style-name="Example">s1</text:span> pertenece a <text:span text:style-name="Example">s2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.issuperset(s2)</text:span></text:p>
          </table:table-cell>
          <table:table-cell table:style-name="Conjuntos.B18" office:value-type="string">
            <text:p text:style-name="Table_20_Contents"><text:span text:style-name="Example">True</text:span> si todo elemento de <text:span text:style-name="Example">s2</text:span> pertenece a <text:span text:style-name="Example">s1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.add(elt)</text:span></text:p>
          </table:table-cell>
          <table:table-cell table:style-name="Conjuntos.B18" office:value-type="string">
            <text:p text:style-name="Table_20_Contents">Añade <text:span text:style-name="Example">elt</text:span> al conjunto mutable <text:span text:style-name="Example">s</text:span> 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.remove(elt)</text:span></text:p>
          </table:table-cell>
          <table:table-cell table:style-name="Conjuntos.B18" office:value-type="string">
            <text:p text:style-name="Table_20_Contents">Elimina <text:span text:style-name="Example">elt</text:span> del conjunto mutable <text:span text:style-name="Example">s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.clear ()</text:span></text:p>
          </table:table-cell>
          <table:table-cell table:style-name="Conjuntos.B18" office:value-type="string">
            <text:p text:style-name="Table_20_Contents">Elimina todos los elementos del conjunto mutable <text:span text:style-name="Example">s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.intersection(s2)</text:span></text:p>
          </table:table-cell>
          <table:table-cell table:style-name="Conjuntos.B18" office:value-type="string">
            <text:p text:style-name="Table_20_Contents">Nuevo conjunto con los elementos comunes a <text:span text:style-name="Example">s1</text:span> y <text:span text:style-name="Example">s2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 &amp; s2</text:span></text:p>
          </table:table-cell>
          <table:table-cell table:style-name="Conjuntos.B18" office:value-type="string">
            <text:p text:style-name="Table_20_Contents">Lo mismo que <text:span text:style-name="Example">s1.intersection (s2)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.union(s2)</text:span></text:p>
          </table:table-cell>
          <table:table-cell table:style-name="Conjuntos.B18" office:value-type="string">
            <text:p text:style-name="Table_20_Contents">Nuevo conjunto conteniendo los elementos de <text:span text:style-name="Example">s1</text:span> y de <text:span text:style-name="Example">s2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 | s2</text:span></text:p>
          </table:table-cell>
          <table:table-cell table:style-name="Conjuntos.B18" office:value-type="string">
            <text:p text:style-name="Table_20_Contents">Lo mismo que <text:span text:style-name="Example">s1.union(s2)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.difference (s2)</text:span></text:p>
          </table:table-cell>
          <table:table-cell table:style-name="Conjuntos.B18" office:value-type="string">
            <text:p text:style-name="Table_20_Contents">Nuevo conjunto con los elementos que pertenecen a <text:span text:style-name="Example">s1</text:span>, pero no a <text:span text:style-name="Example">s2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 − s2</text:span></text:p>
          </table:table-cell>
          <table:table-cell table:style-name="Conjuntos.B18" office:value-type="string">
            <text:p text:style-name="Table_20_Contents">Lo mismo que <text:span text:style-name="Example">s1.difference (s2)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.symmetric_difference(s2)</text:span></text:p>
          </table:table-cell>
          <table:table-cell table:style-name="Conjuntos.B18" office:value-type="string">
            <text:p text:style-name="Table_20_Contents">Nuevo conjunto con los elementos que pertenecen a <text:span text:style-name="Example">s1</text:span> o a <text:span text:style-name="Example">s2</text:span>, pero no a ambos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1 ^ s2 </text:span></text:p>
          </table:table-cell>
          <table:table-cell table:style-name="Conjuntos.B18" office:value-type="string">
            <text:p text:style-name="Table_20_Contents">Lo mismo que s1 .<text:span text:style-name="Example">symmetric_difference(s2)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.copy()</text:span></text:p>
          </table:table-cell>
          <table:table-cell table:style-name="Conjuntos.B18" office:value-type="string">
            <text:p text:style-name="Table_20_Contents">Nuevo conjunto copia del conjunto <text:span text:style-name="Example">s</text:span></text:p>
          </table:table-cell>
        </table:table-row>
        <table:table-row table:style-name="Conjuntos.1">
          <table:table-cell table:style-name="Conjuntos.A2" office:value-type="string">
            <text:p text:style-name="Preformatted_20_Text"><text:span text:style-name="Example">s.update(sec)</text:span></text:p>
          </table:table-cell>
          <table:table-cell table:style-name="Conjuntos.B19" office:value-type="string">
            <text:p text:style-name="Table_20_Contents">Añade los elementos de <text:span text:style-name="Example">sec</text:span> al conjunto <text:span text:style-name="Example">s</text:span></text:p>
          </table:table-cell>
        </table:table-row>
      </table:table>
      <text:p text:style-name="Text_20_body">Nota</text:p>
      <text:p text:style-name="Text_20_body">Si <text:span text:style-name="Example">i</text:span> o <text:span text:style-name="Example">j</text:span> son negativos, entonces son relativos al final de la secuencia; es decir, se considera <text:span text:style-name="Example">len(s)+i</text:span> o <text:span text:style-name="Example">len(s)+j</text:span> en su lugar.</text:p>
      <text:p text:style-name="Text_20_body"><text:soft-page-break/>Si <text:span text:style-name="Example">i</text:span> o <text:span text:style-name="Example">j</text:span> son mayores que <text:span text:style-name="Example">len(s)</text:span>, entonces se considera <text:span text:style-name="Example">len(s)</text:span> en su lugar.</text:p>
      <text:p text:style-name="Text_20_body">El valor por defecto de j es <text:span text:style-name="Example">len(s)</text:span>. El valor por defecto de salto es 1.</text:p>
      <text:h text:style-name="Heading_20_2" text:outline-level="2"><text:bookmark-start text:name="__RefHeading___Toc3126_1915075453"/>Otros tipos de datos<text:bookmark-end text:name="__RefHeading___Toc3126_1915075453"/></text:h>
      <text:p text:style-name="Text_20_body">La constante <text:span text:style-name="Example">None</text:span> es el dato nulo, o el No dato.</text:p>
      <text:h text:style-name="Heading_20_1" text:outline-level="1"><text:bookmark-start text:name="__RefHeading___Toc3128_1915075453"/>Control de flujo<text:bookmark-end text:name="__RefHeading___Toc3128_1915075453"/></text:h>
      <text:h text:style-name="Heading_20_2" text:outline-level="2"><text:bookmark-start text:name="__RefHeading___Toc3130_1915075453"/>Condicional<text:bookmark-end text:name="__RefHeading___Toc3130_1915075453"/></text:h>
      <text:p text:style-name="Código">if condicion1:</text:p>
      <text:p text:style-name="Código"><text:tab/><text:span text:style-name="Example">bloque</text:span></text:p>
      <text:p text:style-name="Código">elif condicion2:</text:p>
      <text:p text:style-name="Código"><text:tab/><text:span text:style-name="Example">bloque2</text:span></text:p>
      <text:p text:style-name="Código">else:</text:p>
      <text:p text:style-name="Código"><text:tab/><text:span text:style-name="Example">bloque3</text:span></text:p>
      <text:p text:style-name="Text_20_body">La sección elif y else son ambas opcionales.</text:p>
      <text:h text:style-name="Heading_20_2" text:outline-level="2"><text:bookmark-start text:name="__RefHeading___Toc3132_1915075453"/>Bucle while<text:bookmark-end text:name="__RefHeading___Toc3132_1915075453"/></text:h>
      <text:p text:style-name="Text_20_body">Lazo que se ejecutará mientras <text:span text:style-name="Example">condición</text:span> sea True</text:p>
      <text:p text:style-name="Código">while <text:span text:style-name="Example">condición</text:span>:</text:p>
      <text:p text:style-name="Código"><text:tab/><text:span text:style-name="Example">bloque</text:span></text:p>
      <text:h text:style-name="Heading_20_2" text:outline-level="2"><text:bookmark-start text:name="__RefHeading___Toc3134_1915075453"/>Bucle for<text:bookmark-end text:name="__RefHeading___Toc3134_1915075453"/></text:h>
      <text:p text:style-name="Text_20_body">Los bucles <text:span text:style-name="Example">for</text:span> permiten recorrer <text:span text:style-name="Example">secuencia</text:span> dejando de uno en uno en <text:span text:style-name="Example">variable</text:span> los elementos para su uso.</text:p>
      <text:p text:style-name="Código">for <text:span text:style-name="Example">variable</text:span> in <text:span text:style-name="Example">secuencia</text:span>:</text:p>
      <text:p text:style-name="Código"><text:tab/><text:span text:style-name="Example">bloque1</text:span></text:p>
      <text:p text:style-name="Código">else:</text:p>
      <text:p text:style-name="Código"><text:tab/><text:span text:style-name="Example">bloque2</text:span></text:p>
      <text:p text:style-name="Text_20_body">La estructura <text:span text:style-name="Example">for</text:span> permite un bloque <text:span text:style-name="Example">else</text:span> opcional que se ejecutara solo cuando la secuencia se encuentre vacía.</text:p>
      <text:p text:style-name="Text_20_body">Es posible utilizar <text:span text:style-name="Example">range</text:span> para armar lazos acotados muy rápidamente.</text:p>
      <text:h text:style-name="Heading_20_3" text:outline-level="3"><text:bookmark-start text:name="__RefHeading___Toc3136_1915075453"/><text:soft-page-break/>Instrucciones de control de lazos<text:bookmark-end text:name="__RefHeading___Toc3136_1915075453"/></text:h>
      <text:p text:style-name="Text_20_body"><text:span text:style-name="Example">break</text:span> corta completamente el lazo.</text:p>
      <text:p text:style-name="Text_20_body"><text:span text:style-name="Example">continua</text:span> interrumpe el bucle haciéndolo saltar hacia la siguiente iteración.</text:p>
      <text:h text:style-name="Heading_20_2" text:outline-level="2"><text:bookmark-start text:name="__RefHeading___Toc3138_1915075453"/>Funciones<text:bookmark-end text:name="__RefHeading___Toc3138_1915075453"/></text:h>
      <text:h text:style-name="Heading_20_3" text:outline-level="3"><text:bookmark-start text:name="__RefHeading___Toc3140_1915075453"/>Definición<text:bookmark-end text:name="__RefHeading___Toc3140_1915075453"/></text:h>
      <text:p text:style-name="Source_20_Code">def nombre_funcion ( lista_de_parametros ):</text:p>
      <text:p text:style-name="Source_20_Code">"""Texto mostrado por help(nombre_funcion)"""</text:p>
      <text:p text:style-name="Source_20_Code"><text:tab/><text:span text:style-name="Example">bloque</text:span></text:p>
      <text:p text:style-name="Text_20_body">Para retornar valores desde la función y finalizar su ejecución. Es posible utilizar <text:span text:style-name="Example">return</text:span> sin valores para forzar la salida de la función.</text:p>
      <text:p text:style-name="Text_20_body">La lista de parámetros, es una sucesión de identificadores separados por comas.</text:p>
      <text:p text:style-name="Text_20_body">Estos identificadores pueden tener valores por defecto de la forma <text:span text:style-name="Example">nombre=valor</text:span>, que al momento de utilizar dicha función, no es obligatorio completar ese valor.</text:p>
      <text:p text:style-name="Text_20_body">Al momento de llamar una función, es posible pasar argumentos llamando al nombre de uno o varios argumentos.</text:p>
      <text:p text:style-name="Text_20_body">Por ejemplo:</text:p>
      <text:p text:style-name="Código">def triplo(x, y, z=0):</text:p>
      <text:p text:style-name="Código">"""Imprime los valores x, y y z de manera consecutiva"""</text:p>
      <text:p text:style-name="Código"><text:tab/>print (x,y,z)</text:p>
      <text:p text:style-name="Código">&gt;&gt;&gt; triplo(2,1)</text:p>
      <text:p text:style-name="Código">2, 1, 0</text:p>
      <text:p text:style-name="Código">&gt;&gt;&gt; triplo(4,1,6)</text:p>
      <text:p text:style-name="Código">4,1,6</text:p>
      <text:p text:style-name="Código">&gt;&gt;&gt; triplo(3,x=4,3)</text:p>
      <text:p text:style-name="Código">3,4,3</text:p>
      <text:p text:style-name="Código">&gt;&gt;&gt; help(triplo)</text:p>
      <text:p text:style-name="Código">Imprime los valores x, y y z de manera consecutiva.</text:p>
      <text:h text:style-name="Heading_20_2" text:outline-level="2"><text:bookmark-start text:name="__RefHeading___Toc3142_1915075453"/><text:soft-page-break/>Declaraciones y funciones predefinidas<text:bookmark-end text:name="__RefHeading___Toc3142_1915075453"/></text:h>
      <table:table table:name="Tabla8" table:style-name="Tabla8">
        <table:table-column table:style-name="Tabla8.A"/>
        <table:table-column table:style-name="Tabla8.B"/>
        <table:table-header-rows>
          <table:table-row table:style-name="TableLine94133456405040">
            <table:table-cell table:style-name="Tabla8.A1" office:value-type="string">
              <text:p text:style-name="Table_20_Heading">Operador</text:p>
            </table:table-cell>
            <table:table-cell table:style-name="Tabla8.B1" office:value-type="string">
              <text:p text:style-name="Table_20_Heading">Significado</text:p>
            </table:table-cell>
          </table:table-row>
        </table:table-header-rows>
        <table:table-row table:style-name="TableLine94133456491328">
          <table:table-cell table:style-name="Tabla8.A2" office:value-type="string">
            <text:p text:style-name="Table_20_Contents"><text:span text:style-name="Example">pass</text:span></text:p>
          </table:table-cell>
          <table:table-cell table:style-name="Tabla8.B11" office:value-type="string">
            <text:p text:style-name="Table_20_Contents">Declaración nula</text:p>
          </table:table-cell>
        </table:table-row>
        <table:table-row table:style-name="TableLine94133456492192">
          <table:table-cell table:style-name="Tabla8.A2" office:value-type="string">
            <text:p text:style-name="Table_20_Contents"><text:span text:style-name="Example">del nombre</text:span></text:p>
          </table:table-cell>
          <table:table-cell table:style-name="Tabla8.B11" office:value-type="string">
            <text:p text:style-name="Table_20_Contents">Borra <text:span text:style-name="Example">nombre</text:span> de su referencia al espacio actual</text:p>
          </table:table-cell>
        </table:table-row>
        <table:table-row table:style-name="TableLine94133456492480">
          <table:table-cell table:style-name="Tabla8.A2" office:value-type="string">
            <text:p text:style-name="Table_20_Contents"><text:span text:style-name="Example">raise TipoExcepcion</text:span></text:p>
          </table:table-cell>
          <table:table-cell table:style-name="Tabla8.B11" office:value-type="string">
            <text:p text:style-name="Table_20_Contents">Genera una excepción de tipo <text:span text:style-name="Example">TipoExcepcion</text:span></text:p>
          </table:table-cell>
        </table:table-row>
        <table:table-row table:style-name="TableLine94133456492992">
          <table:table-cell table:style-name="Tabla8.A2" office:value-type="string">
            <text:p text:style-name="Table_20_Contents"><text:span text:style-name="Example">raise TipoExcepcion from exc</text:span></text:p>
          </table:table-cell>
          <table:table-cell table:style-name="Tabla8.B11" office:value-type="string">
            <text:p text:style-name="Table_20_Contents">Genera una excepción de tipo <text:span text:style-name="Example">TipoExcepcion</text:span> encadenada a <text:span text:style-name="Example">exc</text:span> (instancia de tipo Excepción)</text:p>
          </table:table-cell>
        </table:table-row>
        <table:table-row table:style-name="TableLine94133456493616">
          <table:table-cell table:style-name="Tabla8.A2" office:value-type="string">
            <text:p text:style-name="Table_20_Contents"><text:span text:style-name="Example">print(valor)</text:span></text:p>
          </table:table-cell>
          <table:table-cell table:style-name="Tabla8.B11" office:value-type="string">
            <text:p text:style-name="Table_20_Contents">Muestra en pantalla el valor</text:p>
          </table:table-cell>
        </table:table-row>
        <table:table-row table:style-name="TableLine94133456494240">
          <table:table-cell table:style-name="Tabla8.A2" office:value-type="string">
            <text:p text:style-name="Table_20_Contents"><text:span text:style-name="Example">dir()</text:span></text:p>
            <text:p text:style-name="Table_20_Contents"><text:span text:style-name="Example">dir(objeto)</text:span></text:p>
          </table:table-cell>
          <table:table-cell table:style-name="Tabla8.B11" office:value-type="string">
            <text:p text:style-name="Text_20_body">Devuelve la lista de nombres definidos</text:p>
            <text:p text:style-name="Text_20_body">Devuelve la lista de nombres definidos dentro de <text:span text:style-name="Example">objeto</text:span></text:p>
          </table:table-cell>
        </table:table-row>
        <table:table-row table:style-name="TableLine94133456494864">
          <table:table-cell table:style-name="Tabla8.A2" office:value-type="string">
            <text:p text:style-name="Table_20_Contents"><text:span text:style-name="Example">help()</text:span></text:p>
          </table:table-cell>
          <table:table-cell table:style-name="Tabla8.B11" office:value-type="string">
            <text:p text:style-name="Text_20_body">Invoca el sistema de ayuda</text:p>
          </table:table-cell>
        </table:table-row>
        <table:table-row table:style-name="TableLine94133456495488">
          <table:table-cell table:style-name="Tabla8.A2" office:value-type="string">
            <text:p text:style-name="Table_20_Contents"><text:span text:style-name="Example">input(mensaje)</text:span></text:p>
          </table:table-cell>
          <table:table-cell table:style-name="Tabla8.B9" office:value-type="string">
            <text:p text:style-name="Table_20_Contents">Escribe mensaje en pantalla, lee una entrada desde el teclado, la evalúa y devuelve el resultado como texto</text:p>
          </table:table-cell>
        </table:table-row>
        <table:table-row table:style-name="TableLine94133456496400">
          <table:table-cell table:style-name="Tabla8.A2" office:value-type="string">
            <text:p text:style-name="Table_20_Contents"><text:span text:style-name="Example">is_instance(dato, tipo)</text:span></text:p>
          </table:table-cell>
          <table:table-cell table:style-name="Tabla8.B10" office:value-type="string">
            <text:p text:style-name="Table_20_Contents">Devuelve <text:span text:style-name="Example">True</text:span> si <text:span text:style-name="Example">dato</text:span> es una instancia del <text:span text:style-name="Example">tipo</text:span> especificado</text:p>
          </table:table-cell>
        </table:table-row>
        <table:table-row table:style-name="TableLine94133456497312">
          <table:table-cell table:style-name="Tabla8.A2" office:value-type="string">
            <text:p text:style-name="Table_20_Contents"><text:span text:style-name="Example">range(fin)</text:span></text:p>
            <text:p text:style-name="Table_20_Contents"><text:span text:style-name="Example">range(ini,fin)</text:span></text:p>
            <text:p text:style-name="Table_20_Contents"><text:span text:style-name="Example">range(ini,fin,salto)</text:span></text:p>
          </table:table-cell>
          <table:table-cell table:style-name="Tabla8.B11" office:value-type="string">
            <text:p text:style-name="Table_20_Contents">Devuelve una lista con los enteros de la progresión aritmética que empieza en <text:span text:style-name="Example">ini</text:span> , termina en <text:span text:style-name="Example">fin −1</text:span> y tiene opcionalmente diferencia <text:span text:style-name="Example">salto</text:span>. Si no esta indicado, la secuencia comienza en <text:span text:style-name="Example">0</text:span>.</text:p>
          </table:table-cell>
        </table:table-row>
        <table:table-row table:style-name="TableLine94133456497936">
          <table:table-cell table:style-name="Tabla8.A2" office:value-type="string">
            <text:p text:style-name="Table_20_Contents"><text:span text:style-name="Example">str(dato)</text:span></text:p>
          </table:table-cell>
          <table:table-cell table:style-name="Tabla8.B12" office:value-type="string">
            <text:p text:style-name="Table_20_Contents">Devuelve una cadena conteniendo una representación de <text:span text:style-name="Example">dato</text:span> </text:p>
          </table:table-cell>
        </table:table-row>
        <table:table-row table:style-name="TableLine94133456498848">
          <table:table-cell table:style-name="Tabla8.A2" office:value-type="string">
            <text:p text:style-name="Table_20_Contents"><text:span text:style-name="Example">sum(sec, val_ini)</text:span></text:p>
          </table:table-cell>
          <table:table-cell table:style-name="Tabla8.B13" office:value-type="string">
            <text:p text:style-name="Table_20_Contents">Devuelve la suma de la secuencia de números <text:span text:style-name="Example">sec</text:span>, añadiéndole además <text:span text:style-name="Example">val_ini</text:span>. El valor por defecto de <text:span text:style-name="Example">val_ini</text:span> es <text:span text:style-name="Example">0</text:span></text:p>
          </table:table-cell>
        </table:table-row>
      </table:table>
      <text:h text:style-name="Heading_20_2" text:outline-level="2"><text:bookmark-start text:name="__RefHeading___Toc3144_1915075453"/><text:soft-page-break/>Operadores de asignación<text:bookmark-end text:name="__RefHeading___Toc3144_1915075453"/></text:h>
      <table:table table:name="Tabla11" table:style-name="Tabla11">
        <table:table-column table:style-name="Tabla11.A"/>
        <table:table-column table:style-name="Tabla11.B"/>
        <table:table-header-rows>
          <table:table-row table:style-name="TableLine94133456500160">
            <table:table-cell table:style-name="Tabla11.A1" office:value-type="string">
              <text:p text:style-name="Table_20_Heading">Operador</text:p>
            </table:table-cell>
            <table:table-cell table:style-name="Tabla11.B1" office:value-type="string">
              <text:p text:style-name="Table_20_Heading">Significado</text:p>
            </table:table-cell>
          </table:table-row>
        </table:table-header-rows>
        <table:table-row table:style-name="TableLine94133456526096">
          <table:table-cell table:style-name="Tabla11.A2" office:value-type="string">
            <text:p text:style-name="Table_20_Contents"><text:span text:style-name="Example">a = b</text:span></text:p>
          </table:table-cell>
          <table:table-cell table:style-name="Tabla11.B8" office:value-type="string">
            <text:p text:style-name="Table_20_Contents">Asigna <text:span text:style-name="Example">b</text:span> al identificador <text:span text:style-name="Example">a</text:span></text:p>
          </table:table-cell>
        </table:table-row>
        <table:table-row table:style-name="TableLine94133456527472">
          <table:table-cell table:style-name="Tabla11.A2" office:value-type="string">
            <text:p text:style-name="Table_20_Contents"><text:span text:style-name="Example">a += b</text:span></text:p>
          </table:table-cell>
          <table:table-cell table:style-name="Tabla11.B8" office:value-type="string">
            <text:p text:style-name="Table_20_Contents">Lo mismo que <text:span text:style-name="Example">a = a+b</text:span></text:p>
          </table:table-cell>
        </table:table-row>
        <table:table-row table:style-name="TableLine94133456528096">
          <table:table-cell table:style-name="Tabla11.A2" office:value-type="string">
            <text:p text:style-name="Table_20_Contents"><text:span text:style-name="Example">a -= b</text:span></text:p>
          </table:table-cell>
          <table:table-cell table:style-name="Tabla11.B8" office:value-type="string">
            <text:p text:style-name="Table_20_Contents">Lo mismo que <text:span text:style-name="Example">a = a-b</text:span></text:p>
          </table:table-cell>
        </table:table-row>
        <table:table-row table:style-name="TableLine94133456528720">
          <table:table-cell table:style-name="Tabla11.A2" office:value-type="string">
            <text:p text:style-name="Table_20_Contents"><text:span text:style-name="Example">a *= b</text:span></text:p>
          </table:table-cell>
          <table:table-cell table:style-name="Tabla11.B8" office:value-type="string">
            <text:p text:style-name="Table_20_Contents">Lo mismo que <text:span text:style-name="Example">a = a*b</text:span></text:p>
          </table:table-cell>
        </table:table-row>
        <table:table-row table:style-name="TableLine94133456529344">
          <table:table-cell table:style-name="Tabla11.A2" office:value-type="string">
            <text:p text:style-name="Table_20_Contents"><text:span text:style-name="Example">a /= b</text:span></text:p>
          </table:table-cell>
          <table:table-cell table:style-name="Tabla11.B8" office:value-type="string">
            <text:p text:style-name="Table_20_Contents">Lo mismo que <text:span text:style-name="Example">a = a/b</text:span></text:p>
          </table:table-cell>
        </table:table-row>
        <table:table-row table:style-name="TableLine94133456530128">
          <table:table-cell table:style-name="Tabla11.A2" office:value-type="string">
            <text:p text:style-name="Table_20_Contents"><text:span text:style-name="Example">a %= b</text:span></text:p>
          </table:table-cell>
          <table:table-cell table:style-name="Tabla11.B8" office:value-type="string">
            <text:p text:style-name="Table_20_Contents">Lo mismo que <text:span text:style-name="Example">a = a%b</text:span></text:p>
          </table:table-cell>
        </table:table-row>
        <table:table-row table:style-name="TableLine94133456530912">
          <table:table-cell table:style-name="Tabla11.A2" office:value-type="string">
            <text:p text:style-name="Table_20_Contents"><text:span text:style-name="Example">a **= b</text:span></text:p>
          </table:table-cell>
          <table:table-cell table:style-name="Tabla11.B8" office:value-type="string">
            <text:p text:style-name="Table_20_Contents">Lo mismo que <text:span text:style-name="Example">a = a**b</text:span></text:p>
          </table:table-cell>
        </table:table-row>
      </table:table>
      <text:h text:style-name="Heading_20_3" text:outline-level="3"><text:bookmark-start text:name="__RefHeading___Toc3146_1915075453"/>Desempaquetamiento con asignaciones<text:bookmark-end text:name="__RefHeading___Toc3146_1915075453"/></text:h>
      <text:p text:style-name="Text_20_body">El operador de asignación puede desempaquetar secuencias:</text:p>
      <text:p text:style-name="Source_20_Code">a,b = range(2)</text:p>
      <text:p text:style-name="Text_20_body">Es lo mismo que:</text:p>
      <text:p text:style-name="Source_20_Code">a = 0</text:p>
      <text:p text:style-name="Source_20_Code">b = 1</text:p>
      <text:p text:style-name="Text_20_body">También es posible desempaquetar parcialmente una secuencia en dos (o mas), dejando el resto en la que esté más a la derecha.</text:p>
      <text:p text:style-name="Source_20_Code">a, *b = range(5)</text:p>
      <text:p text:style-name="Text_20_body">es lo mismo que</text:p>
      <text:p text:style-name="Source_20_Code">a = 0</text:p>
      <text:p text:style-name="Source_20_Code">b = [1,2,3,4]</text:p>
      <text:p text:style-name="Text_20_body">De esta manera también es posible intercambiar el contenido de dos variables sin un auxiliar:</text:p>
      <text:p text:style-name="Source_20_Code">x, y = y, x</text:p>
      <text:h text:style-name="Heading_20_2" text:outline-level="2"><text:bookmark-start text:name="__RefHeading___Toc3148_1915075453"/><text:soft-page-break/>Módulos<text:bookmark-end text:name="__RefHeading___Toc3148_1915075453"/></text:h>
      <text:p text:style-name="Text_20_body">Los módulos son espacios de nombre que agrupan alguna funcionalidad, como una biblioteca o funcionalidad especifica, <text:span text:style-name="Example">math</text:span> contiene funcionalidad dedicada a la matemática, por ejemplo</text:p>
      <text:p text:style-name="Text_20_body">Carga de modulo completo:</text:p>
      <text:p text:style-name="Source_20_Code">import modulo1</text:p>
      <text:p text:style-name="Source_20_Code">import modulo2</text:p>
      <text:p text:style-name="Text_20_body">Carga parcial; “desde modulo traé nombre1”</text:p>
      <text:p text:style-name="Source_20_Code">from modulo import nombre1, ..., nombreN</text:p>
      <text:p text:style-name="Text_20_body">Carga de un modulo con cambio de nombre</text:p>
      <text:p text:style-name="Source_20_Code">import modulo1 as m</text:p>
      <text:p text:style-name="Source_20_Code">from modulo2 import nombre3 as m</text:p>
      <text:p text:style-name="Text_20_body"/>
      <text:h text:style-name="Heading_20_1" text:outline-level="1"><text:bookmark-start text:name="__RefHeading___Toc3150_1915075453"/>Guía de string.format<text:bookmark-end text:name="__RefHeading___Toc3150_1915075453"/></text:h>
      <text:p text:style-name="Text_20_body">Una de las varias formas de armar cadenas con variables dentro de Python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eLine94133456539648">
          <table:table-cell table:style-name="Tabla9.A1" office:value-type="string">
            <text:p text:style-name="Table_20_Heading">Número </text:p>
          </table:table-cell>
          <table:table-cell table:style-name="Tabla9.A1" office:value-type="string">
            <text:p text:style-name="Table_20_Heading">Formato </text:p>
          </table:table-cell>
          <table:table-cell table:style-name="Tabla9.A1" office:value-type="string">
            <text:p text:style-name="Table_20_Heading">Salida</text:p>
          </table:table-cell>
          <table:table-cell table:style-name="Tabla9.A1" office:value-type="string">
            <text:p text:style-name="Table_20_Heading">Descripción</text:p>
          </table:table-cell>
        </table:table-row>
        <table:table-row table:style-name="TableLine94133456619616">
          <table:table-cell table:style-name="Tabla9.A1" office:value-type="string">
            <text:p text:style-name="Table_20_Contents"><text:span text:style-name="Example">3.1415926</text:span></text:p>
          </table:table-cell>
          <table:table-cell table:style-name="Tabla9.A1" office:value-type="string">
            <text:p text:style-name="Table_20_Contents"><text:span text:style-name="Example">{:.2f}</text:span></text:p>
          </table:table-cell>
          <table:table-cell table:style-name="Tabla9.A1" office:value-type="string">
            <text:p text:style-name="Table_20_Contents"><text:span text:style-name="Example">3.14</text:span></text:p>
          </table:table-cell>
          <table:table-cell table:style-name="Tabla9.A1" office:value-type="string">
            <text:p text:style-name="Table_20_Contents"><text:span text:style-name="Example">2</text:span> decimales</text:p>
          </table:table-cell>
        </table:table-row>
        <table:table-row table:style-name="TableLine94133456625648">
          <table:table-cell table:style-name="Tabla9.A1" office:value-type="string">
            <text:p text:style-name="Table_20_Contents"><text:span text:style-name="Example">3.1415926</text:span></text:p>
          </table:table-cell>
          <table:table-cell table:style-name="Tabla9.A1" office:value-type="string">
            <text:p text:style-name="Table_20_Contents"><text:span text:style-name="Example">{:+.2f}</text:span></text:p>
          </table:table-cell>
          <table:table-cell table:style-name="Tabla9.A1" office:value-type="string">
            <text:p text:style-name="Table_20_Contents"><text:span text:style-name="Example">+3.14</text:span></text:p>
          </table:table-cell>
          <table:table-cell table:style-name="Tabla9.A1" office:value-type="string">
            <text:p text:style-name="Table_20_Contents"><text:span text:style-name="Example">2</text:span> decimales con signo</text:p>
          </table:table-cell>
        </table:table-row>
        <table:table-row table:style-name="TableLine94133456626496">
          <table:table-cell table:style-name="Tabla9.A1" office:value-type="string">
            <text:p text:style-name="Table_20_Contents"><text:span text:style-name="Example">-1</text:span></text:p>
          </table:table-cell>
          <table:table-cell table:style-name="Tabla9.A1" office:value-type="string">
            <text:p text:style-name="Table_20_Contents"><text:span text:style-name="Example">{:+.2f}</text:span></text:p>
          </table:table-cell>
          <table:table-cell table:style-name="Tabla9.A1" office:value-type="string">
            <text:p text:style-name="Table_20_Contents"><text:span text:style-name="Example">-1.00</text:span></text:p>
          </table:table-cell>
          <table:table-cell table:style-name="Tabla9.A1" office:value-type="string">
            <text:p text:style-name="Table_20_Contents"><text:span text:style-name="Example">2</text:span> decimales con signo</text:p>
          </table:table-cell>
        </table:table-row>
        <table:table-row table:style-name="TableLine94133456627344">
          <table:table-cell table:style-name="Tabla9.A1" office:value-type="string">
            <text:p text:style-name="Table_20_Contents"><text:span text:style-name="Example">2.71828</text:span></text:p>
          </table:table-cell>
          <table:table-cell table:style-name="Tabla9.A1" office:value-type="string">
            <text:p text:style-name="Table_20_Contents"><text:span text:style-name="Example">{:.0f}</text:span></text:p>
          </table:table-cell>
          <table:table-cell table:style-name="Tabla9.A1" office:value-type="string">
            <text:p text:style-name="Table_20_Contents"><text:span text:style-name="Example">3</text:span></text:p>
          </table:table-cell>
          <table:table-cell table:style-name="Tabla9.A1" office:value-type="string">
            <text:p text:style-name="Table_20_Contents">Sin decimales</text:p>
          </table:table-cell>
        </table:table-row>
        <table:table-row table:style-name="TableLine94133456628192">
          <table:table-cell table:style-name="Tabla9.A1" office:value-type="string">
            <text:p text:style-name="Table_20_Contents"><text:span text:style-name="Example">5</text:span></text:p>
          </table:table-cell>
          <table:table-cell table:style-name="Tabla9.A1" office:value-type="string">
            <text:p text:style-name="Table_20_Contents"><text:span text:style-name="Example">{:0&gt;2d}</text:span></text:p>
          </table:table-cell>
          <table:table-cell table:style-name="Tabla9.A1" office:value-type="string">
            <text:p text:style-name="Table_20_Contents"><text:span text:style-name="Example">05</text:span></text:p>
          </table:table-cell>
          <table:table-cell table:style-name="Tabla9.A1" office:value-type="string">
            <text:p text:style-name="Table_20_Contents">Rellenar con ceros a la izquierda hasta completar <text:span text:style-name="Example">2</text:span> espacios</text:p>
          </table:table-cell>
        </table:table-row>
        <table:table-row table:style-name="TableLine94133456629040">
          <table:table-cell table:style-name="Tabla9.A1" office:value-type="string">
            <text:p text:style-name="Table_20_Contents"><text:span text:style-name="Example">5</text:span></text:p>
          </table:table-cell>
          <table:table-cell table:style-name="Tabla9.A1" office:value-type="string">
            <text:p text:style-name="Table_20_Contents"><text:span text:style-name="Example">{:x&lt;4d}</text:span></text:p>
          </table:table-cell>
          <table:table-cell table:style-name="Tabla9.A1" office:value-type="string">
            <text:p text:style-name="Table_20_Contents"><text:span text:style-name="Example">5xxx</text:span></text:p>
          </table:table-cell>
          <table:table-cell table:style-name="Tabla9.A1" office:value-type="string">
            <text:p text:style-name="Table_20_Contents">Rellena con <text:span text:style-name="Example">x</text:span> a la derecha hasta completar <text:span text:style-name="Example">4</text:span> espacios.</text:p>
          </table:table-cell>
        </table:table-row>
        <table:table-row table:style-name="TableLine94133456629888">
          <table:table-cell table:style-name="Tabla9.A1" office:value-type="string">
            <text:p text:style-name="Table_20_Contents"><text:span text:style-name="Example">10</text:span></text:p>
          </table:table-cell>
          <table:table-cell table:style-name="Tabla9.A1" office:value-type="string">
            <text:p text:style-name="Table_20_Contents"><text:span text:style-name="Example">{:x&lt;4d}</text:span></text:p>
          </table:table-cell>
          <table:table-cell table:style-name="Tabla9.A1" office:value-type="string">
            <text:p text:style-name="Table_20_Contents"><text:span text:style-name="Example">10xx</text:span></text:p>
          </table:table-cell>
          <table:table-cell table:style-name="Tabla9.A1" office:value-type="string">
            <text:p text:style-name="Table_20_Contents">Rellena con <text:span text:style-name="Example">x</text:span> a la derecha hasta completar <text:span text:style-name="Example">4</text:span> espacios.</text:p>
          </table:table-cell>
        </table:table-row>
        <table:table-row table:style-name="TableLine94133456630816">
          <table:table-cell table:style-name="Tabla9.A1" office:value-type="string">
            <text:p text:style-name="Table_20_Contents"><text:span text:style-name="Example">1000000</text:span></text:p>
          </table:table-cell>
          <table:table-cell table:style-name="Tabla9.A1" office:value-type="string">
            <text:p text:style-name="Table_20_Contents"><text:span text:style-name="Example">{:,}</text:span></text:p>
          </table:table-cell>
          <table:table-cell table:style-name="Tabla9.A1" office:value-type="string">
            <text:p text:style-name="Table_20_Contents"><text:span text:style-name="Example">1,000,000</text:span></text:p>
          </table:table-cell>
          <table:table-cell table:style-name="Tabla9.A1" office:value-type="string">
            <text:p text:style-name="Table_20_Contents">Numero con separador de miles</text:p>
          </table:table-cell>
        </table:table-row>
        <table:table-row table:style-name="TableLine94133456631744">
          <table:table-cell table:style-name="Tabla9.A1" office:value-type="string">
            <text:p text:style-name="Table_20_Contents"><text:span text:style-name="Example">0.25</text:span></text:p>
          </table:table-cell>
          <table:table-cell table:style-name="Tabla9.A1" office:value-type="string">
            <text:p text:style-name="Table_20_Contents"><text:span text:style-name="Example">{:.2%}</text:span></text:p>
          </table:table-cell>
          <table:table-cell table:style-name="Tabla9.A1" office:value-type="string">
            <text:p text:style-name="Table_20_Contents"><text:span text:style-name="Example">25.00%</text:span></text:p>
          </table:table-cell>
          <table:table-cell table:style-name="Tabla9.A1" office:value-type="string">
            <text:p text:style-name="Table_20_Contents">Formato porcentual</text:p>
          </table:table-cell>
        </table:table-row>
        <table:table-row table:style-name="TableLine94133456632800">
          <table:table-cell table:style-name="Tabla9.A1" office:value-type="string">
            <text:p text:style-name="Table_20_Contents"><text:span text:style-name="Example">1000000000 </text:span></text:p>
          </table:table-cell>
          <table:table-cell table:style-name="Tabla9.A1" office:value-type="string">
            <text:p text:style-name="Table_20_Contents"><text:span text:style-name="Example">{:.2e}</text:span></text:p>
          </table:table-cell>
          <table:table-cell table:style-name="Tabla9.A1" office:value-type="string">
            <text:p text:style-name="Table_20_Contents"><text:span text:style-name="Example">1.00e+09</text:span></text:p>
          </table:table-cell>
          <table:table-cell table:style-name="Tabla9.A1" office:value-type="string">
            <text:p text:style-name="Table_20_Contents">Notación de exponente </text:p>
          </table:table-cell>
        </table:table-row>
        <table:table-row table:style-name="TableLine94133456633856">
          <table:table-cell table:style-name="Tabla9.A1" office:value-type="string">
            <text:p text:style-name="Table_20_Contents"><text:span text:style-name="Example">13</text:span></text:p>
          </table:table-cell>
          <table:table-cell table:style-name="Tabla9.A1" office:value-type="string">
            <text:p text:style-name="Table_20_Contents"><text:span text:style-name="Example">{:10d}</text:span></text:p>
          </table:table-cell>
          <table:table-cell table:style-name="Tabla9.A1" office:value-type="string">
            <text:p text:style-name="Table_20_Contents"><text:span text:style-name="Example">        13</text:span></text:p>
          </table:table-cell>
          <table:table-cell table:style-name="Tabla9.A1" office:value-type="string">
            <text:p text:style-name="Table_20_Contents">Alineación derecha (por defecto, ancho 10) </text:p>
          </table:table-cell>
        </table:table-row>
        <table:table-row table:style-name="TableLine94133456634912">
          <table:table-cell table:style-name="Tabla9.A1" office:value-type="string">
            <text:p text:style-name="Table_20_Contents"><text:span text:style-name="Example">13</text:span></text:p>
          </table:table-cell>
          <table:table-cell table:style-name="Tabla9.A1" office:value-type="string">
            <text:p text:style-name="Table_20_Contents"><text:span text:style-name="Example">{:&lt;10d}</text:span></text:p>
          </table:table-cell>
          <table:table-cell table:style-name="Tabla9.A1" office:value-type="string">
            <text:p text:style-name="Table_20_Contents"><text:span text:style-name="Example">13</text:span></text:p>
          </table:table-cell>
          <table:table-cell table:style-name="Tabla9.A1" office:value-type="string">
            <text:p text:style-name="Table_20_Contents">Alineación izquierda (ancho 10) </text:p>
          </table:table-cell>
        </table:table-row>
        <table:table-row table:style-name="TableLine94133456635968">
          <table:table-cell table:style-name="Tabla9.A1" office:value-type="string">
            <text:p text:style-name="Table_20_Contents"><text:span text:style-name="Example">13</text:span></text:p>
          </table:table-cell>
          <table:table-cell table:style-name="Tabla9.A1" office:value-type="string">
            <text:p text:style-name="Table_20_Contents"><text:span text:style-name="Example">{:^10d}</text:span></text:p>
          </table:table-cell>
          <table:table-cell table:style-name="Tabla9.A1" office:value-type="string">
            <text:p text:style-name="Table_20_Contents"><text:span text:style-name="Example">    13</text:span></text:p>
          </table:table-cell>
          <table:table-cell table:style-name="Tabla9.A1" office:value-type="string">
            <text:p text:style-name="Table_20_Contents">Alineación al centro (ancho 10) </text:p>
          </table:table-cell>
        </table:table-row>
      </table:table>
      <text:p text:style-name="Text_20_body">https://mkaz.tech/python-string-format.ht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pitch="fixed"/>
    <style:font-face style:name="IBM Plex Sans" svg:font-family="'IBM Plex Sans'" style:font-adornments="Normal" style:font-family-generic="swiss" style:font-pitch="variable"/>
    <style:font-face style:name="IBM Plex Serif" svg:font-family="'IBM Plex Serif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IBM Plex Sans" fo:font-family="'IBM Plex Sans'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IBM Plex Serif" fo:font-family="'IBM Plex Serif'" style:font-family-generic="roman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Código" style:family="paragraph" style:parent-style-name="Preformatted_20_Text">
      <style:paragraph-properties fo:padding="0.199cm" fo:border="0.06pt solid #000000" style:shadow="none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" fo:font-family="'IBM Plex Mono'" style:font-style-name="Normal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style:page-number="auto" fo:background-color="transparent" fo:padding="0.3cm" fo:border="0.06pt solid #000000" style:shadow="none" text:number-lines="false" text:line-number="1">
        <style:tab-stops/>
      </style:paragraph-properties>
      <style:text-properties style:font-name="Droid Sans Mono1" fo:font-family="'Droid Sans Mono'" style:font-style-name="Regular" style:font-family-generic="swiss" style:font-pitch="fixed" fo:font-size="10pt" fo:font-style="normal" fo:font-weight="normal" style:font-weight-asian="normal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04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/>
    <style:style style:name="Romanos" style:family="paragraph" style:parent-style-name="List_20_Contents" style:list-style-name="Numbering_20_IVX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apitalizada" style:family="paragraph" style:parent-style-name="Aclaración">
      <style:paragraph-properties>
        <style:drop-cap style:lines="2" style:distance="0.499cm"/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xample" style:family="text">
      <style:text-properties style:font-name="IBM Plex Mono" fo:font-family="'IBM Plex Mono'" style:font-style-name="Normal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Emphasis" style:family="text">
      <style:text-properties fo:font-style="italic" fo:background-color="transparent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37e73e"/>
    </style:style>
    <style:style style:name="MT1" style:family="text">
      <style:text-properties officeooo:rsid="003b54cc"/>
    </style:style>
    <style:style style:name="MT2" style:family="text">
      <style:text-properties officeooo:rsid="0012abe4"/>
    </style:style>
    <style:style style:name="MT3" style:family="text">
      <style:text-properties officeooo:rsid="0037e73e"/>
    </style:style>
    <style:style style:name="MT4" style:family="text">
      <style:text-properties officeooo:rsid="000cbcbc"/>
    </style:style>
    <style:style style:name="MT5" style:family="text">
      <style:text-properties officeooo:rsid="003fd78e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tracked-changes>
          <text:changed-region xml:id="ct94133455146720" text:id="ct94133455146720">
            <text:deletion>
              <office:change-info>
                <dc:creator>Martín René Vilugrón</dc:creator>
                <dc:date>2021-04-21T15:23:16</dc:date>
              </office:change-info>
              <text:p text:style-name="Footer">Taller de Informática y TICs</text:p>
            </text:deletion>
          </text:changed-region>
          <text:changed-region xml:id="ct94133455146960" text:id="ct94133455146960">
            <text:insertion>
              <office:change-info>
                <dc:creator>Martín René Vilugrón</dc:creator>
                <dc:date>2021-04-21T15:23:16</dc:date>
              </office:change-info>
            </text:insertion>
          </text:changed-region>
        </text:tracked-changes>
        <text:p text:style-name="Footer"><draw:frame draw:style-name="Mfr1" draw:name="Imagen1" text:anchor-type="paragraph" svg:x="-0.011cm" svg:y="0.291cm" svg:width="6.588cm" svg:height="1.087cm" draw:z-index="16"><draw:image xlink:href="Pictures/1000336400001042000002AE8C2B294C3B05E066.svg" xlink:type="simple" xlink:show="embed" xlink:actuate="onLoad" draw:mime-type="image/svg+xml"/><draw:image xlink:href="Pictures/100000010000009D0000001A8B0D611E6AC624D7.png" xlink:type="simple" xlink:show="embed" xlink:actuate="onLoad" draw:mime-type="image/png"/></draw:frame><text:tab/><text:tab/><text:change text:change-id="ct94133455146720"/><text:change-start text:change-id="ct94133455146960"/>Introducción a la </text:p>
        <text:p text:style-name="Footer"><text:tab/><text:tab/>Ingeniería en Computación<text:change-end text:change-id="ct94133455146960"/></text:p>
        <text:p text:style-name="Footer"><text:tab/><text:tab/><text:date style:data-style-name="N107" text:date-value="2022-08-10T14:42:13.758605970">2022</text:date></text:p>
      </style:header>
      <style:footer>
        <text:tracked-changes>
          <text:changed-region xml:id="ct94133455147440" text:id="ct94133455147440">
            <text:insertion>
              <office:change-info>
                <dc:creator>Martín René Vilugrón</dc:creator>
                <dc:date>2021-04-21T20:31:32</dc:date>
              </office:change-info>
            </text:insertion>
          </text:changed-region>
          <text:changed-region xml:id="ct94133455147680" text:id="ct94133455147680">
            <text:deletion>
              <office:change-info>
                <dc:creator>Martín René Vilugrón</dc:creator>
                <dc:date>2021-04-21T20:28:59</dc:date>
              </office:change-info>
              <text:p text:style-name="MP1"><text:span text:style-name="MT5"><text:page-count>18</text:page-count></text:span></text:p>
            </text:deletion>
          </text:changed-region>
          <text:changed-region xml:id="ct94133455545280" text:id="ct94133455545280">
            <text:deletion>
              <office:change-info>
                <dc:creator>Martín René Vilugrón</dc:creator>
                <dc:date>2021-04-21T20:31:31</dc:date>
              </office:change-info>
              <text:p text:style-name="MP1"><text:span text:style-name="MT4"><text:s/></text:span></text:p>
            </text:deletion>
          </text:changed-region>
        </text:tracked-changes>
        <text:p text:style-name="MP1"><text:span text:style-name="MT1">r</text:span><text:editing-cycles>34</text:editing-cycles>/<text:span text:style-name="MT2"><text:date style:data-style-name="N107" text:date-value="2021-05-13T18:31:47.281163684" text:fixed="true">2021</text:date></text:span><text:span text:style-name="MT3">(MrTín)</text:span><text:tab/><text:tab/>Página <text:page-number text:select-page="current">9</text:page-number><text:s/><text:span text:style-name="MT4">de</text:span><text:change-start text:change-id="ct94133455147440"/><text:span text:style-name="MT4"> </text:span><text:change-end text:change-id="ct94133455147440"/><text:span text:style-name="MT4"><text:page-count>18</text:page-count></text:span><text:change text:change-id="ct94133455147680"/><text:change text:change-id="ct94133455545280"/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16-05-03T11:28:03.759000000</meta:creation-date>
    <dc:date>2022-08-10T14:42:13.493048124</dc:date>
    <meta:editing-duration>PT2H20M12S</meta:editing-duration>
    <meta:editing-cycles>34</meta:editing-cycles>
    <meta:generator>LibreOffice/7.3.5.2$Linux_X86_64 LibreOffice_project/30$Build-2</meta:generator>
    <meta:document-statistic meta:table-count="12" meta:image-count="1" meta:object-count="1" meta:page-count="18" meta:paragraph-count="540" meta:word-count="2978" meta:character-count="17827" meta:non-whitespace-character-count="15361"/>
  </office:meta>
</office:document-meta>
</file>

<file path=Object 1/content.xml><?xml version="1.0" encoding="utf-8"?>
<math xmlns="http://www.w3.org/1998/Math/MathML" display="block">
  <semantics>
    <msup>
      <mi>a</mi>
      <mi>b</mi>
    </msup>
    <annotation encoding="StarMath 5.0">a^b</annotation>
  </semantics>
</math>
</file>